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76cm"/>
    </style:style>
    <style:style style:name="co3" style:family="table-column">
      <style:table-column-properties fo:break-before="auto" style:column-width="2.914cm"/>
    </style:style>
    <style:style style:name="co4" style:family="table-column">
      <style:table-column-properties fo:break-before="auto" style:column-width="3.35cm"/>
    </style:style>
    <style:style style:name="co5" style:family="table-column">
      <style:table-column-properties fo:break-before="auto" style:column-width="4.13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0" style:family="table-cell" style:parent-style-name="Default">
      <style:table-cell-properties style:rotation-align="none"/>
      <style:text-properties fo:color="#000000" style:font-name="Calibri" fo:font-size="11pt"/>
    </style:style>
  </office:automatic-styles>
  <office:body>
    <office:spreadsheet>
      <table:table table:name="Worksheet" table:style-name="ta1">
        <office:forms form:automatic-focus="false" form:apply-design-mode="false"/>
        <table:table-column table:style-name="co1" table:number-columns-repeated="2" table:default-cell-style-name="ce0"/>
        <table:table-column table:style-name="co2" table:default-cell-style-name="ce0"/>
        <table:table-column table:style-name="co3" table:default-cell-style-name="ce0"/>
        <table:table-column table:style-name="co4" table:default-cell-style-name="ce0"/>
        <table:table-column table:style-name="co1" table:default-cell-style-name="ce0"/>
        <table:table-column table:style-name="co5" table:default-cell-style-name="ce0"/>
        <table:table-column table:style-name="co1" table:number-columns-repeated="6" table:default-cell-style-name="ce0"/>
        <table:table-row table:style-name="ro1">
          <table:table-cell office:value-type="string" calcext:value-type="string">
            <text:p>Sergipe | Todos os Município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unicípio [-]</text:p>
          </table:table-cell>
          <table:table-cell office:value-type="string" calcext:value-type="string">
            <text:p>Código [-]</text:p>
          </table:table-cell>
          <table:table-cell office:value-type="string" calcext:value-type="string">
            <text:p>Gentílico [-]</text:p>
          </table:table-cell>
          <table:table-cell office:value-type="string" calcext:value-type="string">
            <text:p>Prefeito [2021]</text:p>
          </table:table-cell>
          <table:table-cell office:value-type="string" calcext:value-type="string">
            <text:p>Área Territorial - km² [2020]</text:p>
          </table:table-cell>
          <table:table-cell office:value-type="string" calcext:value-type="string">
            <text:p>População estimada - pessoas [2021]</text:p>
          </table:table-cell>
          <table:table-cell office:value-type="string" calcext:value-type="string">
            <text:p>Densidade demográfica - hab/km² [2010]</text:p>
          </table:table-cell>
          <table:table-cell office:value-type="string" calcext:value-type="string">
            <text:p>Escolarização &lt;span&gt;6 a 14 anos&lt;/span&gt; - % [2010]</text:p>
          </table:table-cell>
          <table:table-cell office:value-type="string" calcext:value-type="string">
            <text:p>IDHM &lt;span&gt;Índice de desenvolvimento humano municipal&lt;/span&gt; [2010]</text:p>
          </table:table-cell>
          <table:table-cell office:value-type="string" calcext:value-type="string">
            <text:p>Mortalidade infantil - óbitos por mil nascidos vivos [2019]</text:p>
          </table:table-cell>
          <table:table-cell office:value-type="string" calcext:value-type="string">
            <text:p>Receitas realizadas - R$ (×1000) [2017]</text:p>
          </table:table-cell>
          <table:table-cell office:value-type="string" calcext:value-type="string">
            <text:p>Despesas empenhadas - R$ (×1000) [2017]</text:p>
          </table:table-cell>
          <table:table-cell office:value-type="string" calcext:value-type="string">
            <text:p>PIB per capita - R$ [2018]</text:p>
          </table:table-cell>
        </table:table-row>
        <table:table-row table:style-name="ro1">
          <table:table-cell office:value-type="string" calcext:value-type="string">
            <text:p>Amparo do São Francisco</text:p>
          </table:table-cell>
          <table:table-cell office:value-type="float" office:value="2800100" calcext:value-type="float">
            <text:p>2800100</text:p>
          </table:table-cell>
          <table:table-cell office:value-type="string" calcext:value-type="string">
            <text:p>amparense</text:p>
          </table:table-cell>
          <table:table-cell office:value-type="string" calcext:value-type="string">
            <text:p>FRANKLIN RAMIRES FREIRE CARDOSO</text:p>
          </table:table-cell>
          <table:table-cell office:value-type="float" office:value="35.683" calcext:value-type="float">
            <text:p>35,683</text:p>
          </table:table-cell>
          <table:table-cell office:value-type="float" office:value="2386" calcext:value-type="float">
            <text:p>2386</text:p>
          </table:table-cell>
          <table:table-cell office:value-type="float" office:value="64.75" calcext:value-type="float">
            <text:p>64,75</text:p>
          </table:table-cell>
          <table:table-cell office:value-type="float" office:value="97.4" calcext:value-type="float">
            <text:p>97,4</text:p>
          </table:table-cell>
          <table:table-cell office:value-type="float" office:value="0.611" calcext:value-type="float">
            <text:p>0,611</text:p>
          </table:table-cell>
          <table:table-cell office:value-type="float" office:value="26.32" calcext:value-type="float">
            <text:p>26,32</text:p>
          </table:table-cell>
          <table:table-cell office:value-type="float" office:value="14462.32651" calcext:value-type="float">
            <text:p>14462,32651</text:p>
          </table:table-cell>
          <table:table-cell office:value-type="float" office:value="12760.85159" calcext:value-type="float">
            <text:p>12760,85159</text:p>
          </table:table-cell>
          <table:table-cell office:value-type="float" office:value="11686.42" calcext:value-type="float">
            <text:p>11686,42</text:p>
          </table:table-cell>
        </table:table-row>
        <table:table-row table:style-name="ro1">
          <table:table-cell office:value-type="string" calcext:value-type="string">
            <text:p>Aquidabã</text:p>
          </table:table-cell>
          <table:table-cell office:value-type="float" office:value="2800209" calcext:value-type="float">
            <text:p>2800209</text:p>
          </table:table-cell>
          <table:table-cell office:value-type="string" calcext:value-type="string">
            <text:p>aquidabãense</text:p>
          </table:table-cell>
          <table:table-cell office:value-type="string" calcext:value-type="string">
            <text:p>FRANCISCO FRANCIMÁRIO RODRIGUES DE LUCENA</text:p>
          </table:table-cell>
          <table:table-cell office:value-type="float" office:value="359.543" calcext:value-type="float">
            <text:p>359,543</text:p>
          </table:table-cell>
          <table:table-cell office:value-type="float" office:value="21796" calcext:value-type="float">
            <text:p>21796</text:p>
          </table:table-cell>
          <table:table-cell office:value-type="float" office:value="55.82" calcext:value-type="float">
            <text:p>55,82</text:p>
          </table:table-cell>
          <table:table-cell office:value-type="float" office:value="98.6" calcext:value-type="float">
            <text:p>98,6</text:p>
          </table:table-cell>
          <table:table-cell office:value-type="float" office:value="0.578" calcext:value-type="float">
            <text:p>0,578</text:p>
          </table:table-cell>
          <table:table-cell office:value-type="float" office:value="28.93" calcext:value-type="float">
            <text:p>28,93</text:p>
          </table:table-cell>
          <table:table-cell office:value-type="float" office:value="37035.65666" calcext:value-type="float">
            <text:p>37035,65666</text:p>
          </table:table-cell>
          <table:table-cell office:value-type="float" office:value="33523.40153" calcext:value-type="float">
            <text:p>33523,40153</text:p>
          </table:table-cell>
          <table:table-cell office:value-type="float" office:value="10753.21" calcext:value-type="float">
            <text:p>10753,21</text:p>
          </table:table-cell>
        </table:table-row>
        <table:table-row table:style-name="ro1">
          <table:table-cell office:value-type="string" calcext:value-type="string">
            <text:p>Aracaju</text:p>
          </table:table-cell>
          <table:table-cell office:value-type="float" office:value="2800308" calcext:value-type="float">
            <text:p>2800308</text:p>
          </table:table-cell>
          <table:table-cell office:value-type="string" calcext:value-type="string">
            <text:p>aracajuano</text:p>
          </table:table-cell>
          <table:table-cell office:value-type="string" calcext:value-type="string">
            <text:p>EDVALDO NOGUEIRA FILHO</text:p>
          </table:table-cell>
          <table:table-cell office:value-type="float" office:value="182.163" calcext:value-type="float">
            <text:p>182,163</text:p>
          </table:table-cell>
          <table:table-cell office:value-type="float" office:value="672614" calcext:value-type="float">
            <text:p>672614</text:p>
          </table:table-cell>
          <table:table-cell office:value-type="float" office:value="3140.65" calcext:value-type="float">
            <text:p>3140,65</text:p>
          </table:table-cell>
          <table:table-cell office:value-type="float" office:value="97.4" calcext:value-type="float">
            <text:p>97,4</text:p>
          </table:table-cell>
          <table:table-cell office:value-type="float" office:value="0.77" calcext:value-type="float">
            <text:p>0,77</text:p>
          </table:table-cell>
          <table:table-cell office:value-type="float" office:value="16.94" calcext:value-type="float">
            <text:p>16,94</text:p>
          </table:table-cell>
          <table:table-cell office:value-type="float" office:value="1786682.47133" calcext:value-type="float">
            <text:p>1786682,47133</text:p>
          </table:table-cell>
          <table:table-cell office:value-type="float" office:value="1502595.63129" calcext:value-type="float">
            <text:p>1502595,63129</text:p>
          </table:table-cell>
          <table:table-cell office:value-type="float" office:value="26622.38" calcext:value-type="float">
            <text:p>26622,38</text:p>
          </table:table-cell>
        </table:table-row>
        <table:table-row table:style-name="ro1">
          <table:table-cell office:value-type="string" calcext:value-type="string">
            <text:p>Arauá</text:p>
          </table:table-cell>
          <table:table-cell office:value-type="float" office:value="2800407" calcext:value-type="float">
            <text:p>2800407</text:p>
          </table:table-cell>
          <table:table-cell office:value-type="string" calcext:value-type="string">
            <text:p>arauaense</text:p>
          </table:table-cell>
          <table:table-cell office:value-type="string" calcext:value-type="string">
            <text:p>FABIO MANOEL ANDRADE COSTA</text:p>
          </table:table-cell>
          <table:table-cell office:value-type="float" office:value="198.967" calcext:value-type="float">
            <text:p>198,967</text:p>
          </table:table-cell>
          <table:table-cell office:value-type="float" office:value="9840" calcext:value-type="float">
            <text:p>9840</text:p>
          </table:table-cell>
          <table:table-cell office:value-type="float" office:value="54.73" calcext:value-type="float">
            <text:p>54,73</text:p>
          </table:table-cell>
          <table:table-cell office:value-type="float" office:value="98.3" calcext:value-type="float">
            <text:p>98,3</text:p>
          </table:table-cell>
          <table:table-cell office:value-type="float" office:value="0.595" calcext:value-type="float">
            <text:p>0,595</text:p>
          </table:table-cell>
          <table:table-cell office:value-type="float" office:value="15.04" calcext:value-type="float">
            <text:p>15,04</text:p>
          </table:table-cell>
          <table:table-cell office:value-type="float" office:value="27818.01989" calcext:value-type="float">
            <text:p>27818,01989</text:p>
          </table:table-cell>
          <table:table-cell office:value-type="float" office:value="28252.88252" calcext:value-type="float">
            <text:p>28252,88252</text:p>
          </table:table-cell>
          <table:table-cell office:value-type="float" office:value="10687.24" calcext:value-type="float">
            <text:p>10687,24</text:p>
          </table:table-cell>
        </table:table-row>
        <table:table-row table:style-name="ro1">
          <table:table-cell office:value-type="string" calcext:value-type="string">
            <text:p>Areia Branca</text:p>
          </table:table-cell>
          <table:table-cell office:value-type="float" office:value="2800506" calcext:value-type="float">
            <text:p>2800506</text:p>
          </table:table-cell>
          <table:table-cell office:value-type="string" calcext:value-type="string">
            <text:p>areia-branquense</text:p>
          </table:table-cell>
          <table:table-cell office:value-type="string" calcext:value-type="string">
            <text:p>ALAN ANDRELINO NUNES SANTOS</text:p>
          </table:table-cell>
          <table:table-cell office:value-type="float" office:value="148.134" calcext:value-type="float">
            <text:p>148,134</text:p>
          </table:table-cell>
          <table:table-cell office:value-type="float" office:value="18825" calcext:value-type="float">
            <text:p>18825</text:p>
          </table:table-cell>
          <table:table-cell office:value-type="float" office:value="114.93" calcext:value-type="float">
            <text:p>114,93</text:p>
          </table:table-cell>
          <table:table-cell office:value-type="float" office:value="98" calcext:value-type="float">
            <text:p>98</text:p>
          </table:table-cell>
          <table:table-cell office:value-type="float" office:value="0.579" calcext:value-type="float">
            <text:p>0,579</text:p>
          </table:table-cell>
          <table:table-cell office:value-type="float" office:value="30.61" calcext:value-type="float">
            <text:p>30,61</text:p>
          </table:table-cell>
          <table:table-cell office:value-type="float" office:value="47179.6686" calcext:value-type="float">
            <text:p>47179,6686</text:p>
          </table:table-cell>
          <table:table-cell office:value-type="float" office:value="42795.80805" calcext:value-type="float">
            <text:p>42795,80805</text:p>
          </table:table-cell>
          <table:table-cell office:value-type="float" office:value="10275.35" calcext:value-type="float">
            <text:p>10275,35</text:p>
          </table:table-cell>
        </table:table-row>
        <table:table-row table:style-name="ro1">
          <table:table-cell office:value-type="string" calcext:value-type="string">
            <text:p>Barra dos Coqueiros</text:p>
          </table:table-cell>
          <table:table-cell office:value-type="float" office:value="2800605" calcext:value-type="float">
            <text:p>2800605</text:p>
          </table:table-cell>
          <table:table-cell office:value-type="string" calcext:value-type="string">
            <text:p>barra-coqueirense</text:p>
          </table:table-cell>
          <table:table-cell office:value-type="string" calcext:value-type="string">
            <text:p>ALBERTO JORGE SANTOS MACEDO</text:p>
          </table:table-cell>
          <table:table-cell office:value-type="float" office:value="92.268" calcext:value-type="float">
            <text:p>92,268</text:p>
          </table:table-cell>
          <table:table-cell office:value-type="float" office:value="31439" calcext:value-type="float">
            <text:p>31439</text:p>
          </table:table-cell>
          <table:table-cell office:value-type="float" office:value="276.52" calcext:value-type="float">
            <text:p>276,52</text:p>
          </table:table-cell>
          <table:table-cell office:value-type="float" office:value="91.7" calcext:value-type="float">
            <text:p>91,7</text:p>
          </table:table-cell>
          <table:table-cell office:value-type="float" office:value="0.649" calcext:value-type="float">
            <text:p>0,649</text:p>
          </table:table-cell>
          <table:table-cell office:value-type="float" office:value="10.79" calcext:value-type="float">
            <text:p>10,79</text:p>
          </table:table-cell>
          <table:table-cell office:value-type="float" office:value="82362.28544" calcext:value-type="float">
            <text:p>82362,28544</text:p>
          </table:table-cell>
          <table:table-cell office:value-type="float" office:value="83022.17691" calcext:value-type="float">
            <text:p>83022,17691</text:p>
          </table:table-cell>
          <table:table-cell office:value-type="float" office:value="16438.72" calcext:value-type="float">
            <text:p>16438,72</text:p>
          </table:table-cell>
        </table:table-row>
        <table:table-row table:style-name="ro1">
          <table:table-cell office:value-type="string" calcext:value-type="string">
            <text:p>Boquim</text:p>
          </table:table-cell>
          <table:table-cell office:value-type="float" office:value="2800670" calcext:value-type="float">
            <text:p>2800670</text:p>
          </table:table-cell>
          <table:table-cell office:value-type="string" calcext:value-type="string">
            <text:p>boquinense</text:p>
          </table:table-cell>
          <table:table-cell office:value-type="string" calcext:value-type="string">
            <text:p>ERALDO DE ANDRADE SANTOS</text:p>
          </table:table-cell>
          <table:table-cell office:value-type="float" office:value="205.643" calcext:value-type="float">
            <text:p>205,643</text:p>
          </table:table-cell>
          <table:table-cell office:value-type="float" office:value="26980" calcext:value-type="float">
            <text:p>26980</text:p>
          </table:table-cell>
          <table:table-cell office:value-type="float" office:value="123.98" calcext:value-type="float">
            <text:p>123,98</text:p>
          </table:table-cell>
          <table:table-cell office:value-type="float" office:value="97.6" calcext:value-type="float">
            <text:p>97,6</text:p>
          </table:table-cell>
          <table:table-cell office:value-type="float" office:value="0.604" calcext:value-type="float">
            <text:p>0,604</text:p>
          </table:table-cell>
          <table:table-cell office:value-type="float" office:value="29.13" calcext:value-type="float">
            <text:p>29,13</text:p>
          </table:table-cell>
          <table:table-cell office:value-type="float" office:value="50819.62502" calcext:value-type="float">
            <text:p>50819,62502</text:p>
          </table:table-cell>
          <table:table-cell office:value-type="float" office:value="50017.32616" calcext:value-type="float">
            <text:p>50017,32616</text:p>
          </table:table-cell>
          <table:table-cell office:value-type="float" office:value="10937.23" calcext:value-type="float">
            <text:p>10937,23</text:p>
          </table:table-cell>
        </table:table-row>
        <table:table-row table:style-name="ro1">
          <table:table-cell office:value-type="string" calcext:value-type="string">
            <text:p>Brejo Grande</text:p>
          </table:table-cell>
          <table:table-cell office:value-type="float" office:value="2800704" calcext:value-type="float">
            <text:p>2800704</text:p>
          </table:table-cell>
          <table:table-cell office:value-type="string" calcext:value-type="string">
            <text:p>brejo-grandense</text:p>
          </table:table-cell>
          <table:table-cell office:value-type="string" calcext:value-type="string">
            <text:p>CLYSMER FERREIRA BASTOS</text:p>
          </table:table-cell>
          <table:table-cell office:value-type="float" office:value="141.464" calcext:value-type="float">
            <text:p>141,464</text:p>
          </table:table-cell>
          <table:table-cell office:value-type="float" office:value="8396" calcext:value-type="float">
            <text:p>8396</text:p>
          </table:table-cell>
          <table:table-cell office:value-type="float" office:value="52.01" calcext:value-type="float">
            <text:p>52,01</text:p>
          </table:table-cell>
          <table:table-cell office:value-type="float" office:value="98.5" calcext:value-type="float">
            <text:p>98,5</text:p>
          </table:table-cell>
          <table:table-cell office:value-type="float" office:value="0.54" calcext:value-type="float">
            <text:p>0,54</text:p>
          </table:table-cell>
          <table:table-cell office:value-type="float" office:value="25" calcext:value-type="float">
            <text:p>25</text:p>
          </table:table-cell>
          <table:table-cell office:value-type="float" office:value="26766.5274" calcext:value-type="float">
            <text:p>26766,5274</text:p>
          </table:table-cell>
          <table:table-cell office:value-type="float" office:value="21740.49139" calcext:value-type="float">
            <text:p>21740,49139</text:p>
          </table:table-cell>
          <table:table-cell office:value-type="float" office:value="9182.74" calcext:value-type="float">
            <text:p>9182,74</text:p>
          </table:table-cell>
        </table:table-row>
        <table:table-row table:style-name="ro1">
          <table:table-cell office:value-type="string" calcext:value-type="string">
            <text:p>Campo do Brito</text:p>
          </table:table-cell>
          <table:table-cell office:value-type="float" office:value="2801009" calcext:value-type="float">
            <text:p>2801009</text:p>
          </table:table-cell>
          <table:table-cell office:value-type="string" calcext:value-type="string">
            <text:p>campo-britense</text:p>
          </table:table-cell>
          <table:table-cell office:value-type="string" calcext:value-type="string">
            <text:p>MARCELL MOADE RIBEIRO SOUZA</text:p>
          </table:table-cell>
          <table:table-cell office:value-type="float" office:value="201.485" calcext:value-type="float">
            <text:p>201,485</text:p>
          </table:table-cell>
          <table:table-cell office:value-type="float" office:value="18325" calcext:value-type="float">
            <text:p>18325</text:p>
          </table:table-cell>
          <table:table-cell office:value-type="float" office:value="83.03" calcext:value-type="float">
            <text:p>83,03</text:p>
          </table:table-cell>
          <table:table-cell office:value-type="float" office:value="98.2" calcext:value-type="float">
            <text:p>98,2</text:p>
          </table:table-cell>
          <table:table-cell office:value-type="float" office:value="0.621" calcext:value-type="float">
            <text:p>0,621</text:p>
          </table:table-cell>
          <table:table-cell office:value-type="float" office:value="22.9" calcext:value-type="float">
            <text:p>22,9</text:p>
          </table:table-cell>
          <table:table-cell office:value-type="float" office:value="38914.19864" calcext:value-type="float">
            <text:p>38914,19864</text:p>
          </table:table-cell>
          <table:table-cell office:value-type="float" office:value="37370.43564" calcext:value-type="float">
            <text:p>37370,43564</text:p>
          </table:table-cell>
          <table:table-cell office:value-type="float" office:value="10975.49" calcext:value-type="float">
            <text:p>10975,49</text:p>
          </table:table-cell>
        </table:table-row>
        <table:table-row table:style-name="ro1">
          <table:table-cell office:value-type="string" calcext:value-type="string">
            <text:p>Canhoba</text:p>
          </table:table-cell>
          <table:table-cell office:value-type="float" office:value="2801108" calcext:value-type="float">
            <text:p>2801108</text:p>
          </table:table-cell>
          <table:table-cell office:value-type="string" calcext:value-type="string">
            <text:p>canhobense</text:p>
          </table:table-cell>
          <table:table-cell office:value-type="string" calcext:value-type="string">
            <text:p>CHRYSTOPHE FERREIRA DIVINO</text:p>
          </table:table-cell>
          <table:table-cell office:value-type="float" office:value="171.581" calcext:value-type="float">
            <text:p>171,581</text:p>
          </table:table-cell>
          <table:table-cell office:value-type="float" office:value="4003" calcext:value-type="float">
            <text:p>4003</text:p>
          </table:table-cell>
          <table:table-cell office:value-type="float" office:value="23.23" calcext:value-type="float">
            <text:p>23,23</text:p>
          </table:table-cell>
          <table:table-cell office:value-type="float" office:value="98.1" calcext:value-type="float">
            <text:p>98,1</text:p>
          </table:table-cell>
          <table:table-cell office:value-type="float" office:value="0.569" calcext:value-type="float">
            <text:p>0,569</text:p>
          </table:table-cell>
          <table:table-cell office:value-type="string" calcext:value-type="string">
            <text:p>-</text:p>
          </table:table-cell>
          <table:table-cell office:value-type="float" office:value="16150.22102" calcext:value-type="float">
            <text:p>16150,22102</text:p>
          </table:table-cell>
          <table:table-cell office:value-type="float" office:value="15075.07765" calcext:value-type="float">
            <text:p>15075,07765</text:p>
          </table:table-cell>
          <table:table-cell office:value-type="float" office:value="10867.16" calcext:value-type="float">
            <text:p>10867,16</text:p>
          </table:table-cell>
        </table:table-row>
        <table:table-row table:style-name="ro1">
          <table:table-cell office:value-type="string" calcext:value-type="string">
            <text:p>Canindé de São Francisco</text:p>
          </table:table-cell>
          <table:table-cell office:value-type="float" office:value="2801207" calcext:value-type="float">
            <text:p>2801207</text:p>
          </table:table-cell>
          <table:table-cell office:value-type="string" calcext:value-type="string">
            <text:p>canindense</text:p>
          </table:table-cell>
          <table:table-cell office:value-type="string" calcext:value-type="string">
            <text:p>WELDO MARIANO DE SOUZA</text:p>
          </table:table-cell>
          <table:table-cell office:value-type="float" office:value="934.469" calcext:value-type="float">
            <text:p>934,469</text:p>
          </table:table-cell>
          <table:table-cell office:value-type="float" office:value="30894" calcext:value-type="float">
            <text:p>30894</text:p>
          </table:table-cell>
          <table:table-cell office:value-type="float" office:value="27.36" calcext:value-type="float">
            <text:p>27,36</text:p>
          </table:table-cell>
          <table:table-cell office:value-type="float" office:value="96.8" calcext:value-type="float">
            <text:p>96,8</text:p>
          </table:table-cell>
          <table:table-cell office:value-type="float" office:value="0.567" calcext:value-type="float">
            <text:p>0,567</text:p>
          </table:table-cell>
          <table:table-cell office:value-type="float" office:value="21.66" calcext:value-type="float">
            <text:p>21,66</text:p>
          </table:table-cell>
          <table:table-cell office:value-type="float" office:value="92450.27565" calcext:value-type="float">
            <text:p>92450,27565</text:p>
          </table:table-cell>
          <table:table-cell office:value-type="float" office:value="86227.0147" calcext:value-type="float">
            <text:p>86227,0147</text:p>
          </table:table-cell>
          <table:table-cell office:value-type="float" office:value="73005.72" calcext:value-type="float">
            <text:p>73005,72</text:p>
          </table:table-cell>
        </table:table-row>
        <table:table-row table:style-name="ro1">
          <table:table-cell office:value-type="string" calcext:value-type="string">
            <text:p>Capela</text:p>
          </table:table-cell>
          <table:table-cell office:value-type="float" office:value="2801306" calcext:value-type="float">
            <text:p>2801306</text:p>
          </table:table-cell>
          <table:table-cell office:value-type="string" calcext:value-type="string">
            <text:p>capelense</text:p>
          </table:table-cell>
          <table:table-cell office:value-type="string" calcext:value-type="string">
            <text:p>SILVANY YANINA MAMLAK</text:p>
          </table:table-cell>
          <table:table-cell office:value-type="float" office:value="442.211" calcext:value-type="float">
            <text:p>442,211</text:p>
          </table:table-cell>
          <table:table-cell office:value-type="float" office:value="34808" calcext:value-type="float">
            <text:p>34808</text:p>
          </table:table-cell>
          <table:table-cell office:value-type="float" office:value="69.48" calcext:value-type="float">
            <text:p>69,48</text:p>
          </table:table-cell>
          <table:table-cell office:value-type="float" office:value="96.3" calcext:value-type="float">
            <text:p>96,3</text:p>
          </table:table-cell>
          <table:table-cell office:value-type="float" office:value="0.615" calcext:value-type="float">
            <text:p>0,615</text:p>
          </table:table-cell>
          <table:table-cell office:value-type="float" office:value="16.73" calcext:value-type="float">
            <text:p>16,73</text:p>
          </table:table-cell>
          <table:table-cell office:value-type="float" office:value="71881.36274" calcext:value-type="float">
            <text:p>71881,36274</text:p>
          </table:table-cell>
          <table:table-cell office:value-type="float" office:value="69443.72344" calcext:value-type="float">
            <text:p>69443,72344</text:p>
          </table:table-cell>
          <table:table-cell office:value-type="float" office:value="11067.57" calcext:value-type="float">
            <text:p>11067,57</text:p>
          </table:table-cell>
        </table:table-row>
        <table:table-row table:style-name="ro1">
          <table:table-cell office:value-type="string" calcext:value-type="string">
            <text:p>Carira</text:p>
          </table:table-cell>
          <table:table-cell office:value-type="float" office:value="2801405" calcext:value-type="float">
            <text:p>2801405</text:p>
          </table:table-cell>
          <table:table-cell office:value-type="string" calcext:value-type="string">
            <text:p>carirense</text:p>
          </table:table-cell>
          <table:table-cell office:value-type="string" calcext:value-type="string">
            <text:p>DIOGO MENEZES MACHADO</text:p>
          </table:table-cell>
          <table:table-cell office:value-type="float" office:value="638.743" calcext:value-type="float">
            <text:p>638,743</text:p>
          </table:table-cell>
          <table:table-cell office:value-type="float" office:value="22393" calcext:value-type="float">
            <text:p>22393</text:p>
          </table:table-cell>
          <table:table-cell office:value-type="float" office:value="31.44" calcext:value-type="float">
            <text:p>31,44</text:p>
          </table:table-cell>
          <table:table-cell office:value-type="float" office:value="98.2" calcext:value-type="float">
            <text:p>98,2</text:p>
          </table:table-cell>
          <table:table-cell office:value-type="float" office:value="0.588" calcext:value-type="float">
            <text:p>0,588</text:p>
          </table:table-cell>
          <table:table-cell office:value-type="float" office:value="23.97" calcext:value-type="float">
            <text:p>23,97</text:p>
          </table:table-cell>
          <table:table-cell office:value-type="float" office:value="46769.05299" calcext:value-type="float">
            <text:p>46769,05299</text:p>
          </table:table-cell>
          <table:table-cell office:value-type="float" office:value="43848.21723" calcext:value-type="float">
            <text:p>43848,21723</text:p>
          </table:table-cell>
          <table:table-cell office:value-type="float" office:value="9961.02" calcext:value-type="float">
            <text:p>9961,02</text:p>
          </table:table-cell>
        </table:table-row>
        <table:table-row table:style-name="ro1">
          <table:table-cell office:value-type="string" calcext:value-type="string">
            <text:p>Carmópolis</text:p>
          </table:table-cell>
          <table:table-cell office:value-type="float" office:value="2801504" calcext:value-type="float">
            <text:p>2801504</text:p>
          </table:table-cell>
          <table:table-cell office:value-type="string" calcext:value-type="string">
            <text:p>carmopolense</text:p>
          </table:table-cell>
          <table:table-cell office:value-type="string" calcext:value-type="string">
            <text:p>ESMERALDA MARA SILVA CRUZ</text:p>
          </table:table-cell>
          <table:table-cell office:value-type="float" office:value="46.395" calcext:value-type="float">
            <text:p>46,395</text:p>
          </table:table-cell>
          <table:table-cell office:value-type="float" office:value="17232" calcext:value-type="float">
            <text:p>17232</text:p>
          </table:table-cell>
          <table:table-cell office:value-type="float" office:value="294.15" calcext:value-type="float">
            <text:p>294,15</text:p>
          </table:table-cell>
          <table:table-cell office:value-type="float" office:value="97.3" calcext:value-type="float">
            <text:p>97,3</text:p>
          </table:table-cell>
          <table:table-cell office:value-type="float" office:value="0.643" calcext:value-type="float">
            <text:p>0,643</text:p>
          </table:table-cell>
          <table:table-cell office:value-type="float" office:value="28" calcext:value-type="float">
            <text:p>28</text:p>
          </table:table-cell>
          <table:table-cell office:value-type="float" office:value="68924.55022" calcext:value-type="float">
            <text:p>68924,55022</text:p>
          </table:table-cell>
          <table:table-cell office:value-type="float" office:value="68136.22565" calcext:value-type="float">
            <text:p>68136,22565</text:p>
          </table:table-cell>
          <table:table-cell office:value-type="float" office:value="24617.01" calcext:value-type="float">
            <text:p>24617,01</text:p>
          </table:table-cell>
        </table:table-row>
        <table:table-row table:style-name="ro1">
          <table:table-cell office:value-type="string" calcext:value-type="string">
            <text:p>Cedro de São João</text:p>
          </table:table-cell>
          <table:table-cell office:value-type="float" office:value="2801603" calcext:value-type="float">
            <text:p>2801603</text:p>
          </table:table-cell>
          <table:table-cell office:value-type="string" calcext:value-type="string">
            <text:p>cedrense</text:p>
          </table:table-cell>
          <table:table-cell office:value-type="string" calcext:value-type="string">
            <text:p>LAYANA SOARES DA COSTA</text:p>
          </table:table-cell>
          <table:table-cell office:value-type="float" office:value="83.711" calcext:value-type="float">
            <text:p>83,711</text:p>
          </table:table-cell>
          <table:table-cell office:value-type="float" office:value="5929" calcext:value-type="float">
            <text:p>5929</text:p>
          </table:table-cell>
          <table:table-cell office:value-type="float" office:value="67.29" calcext:value-type="float">
            <text:p>67,29</text:p>
          </table:table-cell>
          <table:table-cell office:value-type="float" office:value="99.1" calcext:value-type="float">
            <text:p>99,1</text:p>
          </table:table-cell>
          <table:table-cell office:value-type="float" office:value="0.623" calcext:value-type="float">
            <text:p>0,623</text:p>
          </table:table-cell>
          <table:table-cell office:value-type="float" office:value="14.49" calcext:value-type="float">
            <text:p>14,49</text:p>
          </table:table-cell>
          <table:table-cell office:value-type="float" office:value="16756.15167" calcext:value-type="float">
            <text:p>16756,15167</text:p>
          </table:table-cell>
          <table:table-cell office:value-type="float" office:value="14728.3312" calcext:value-type="float">
            <text:p>14728,3312</text:p>
          </table:table-cell>
          <table:table-cell office:value-type="float" office:value="9240.22" calcext:value-type="float">
            <text:p>9240,22</text:p>
          </table:table-cell>
        </table:table-row>
        <table:table-row table:style-name="ro1">
          <table:table-cell office:value-type="string" calcext:value-type="string">
            <text:p>Cristinápolis</text:p>
          </table:table-cell>
          <table:table-cell office:value-type="float" office:value="2801702" calcext:value-type="float">
            <text:p>2801702</text:p>
          </table:table-cell>
          <table:table-cell office:value-type="string" calcext:value-type="string">
            <text:p>cristinapolense</text:p>
          </table:table-cell>
          <table:table-cell office:value-type="string" calcext:value-type="string">
            <text:p>SANDRO DE JESUS DOS SANTOS</text:p>
          </table:table-cell>
          <table:table-cell office:value-type="float" office:value="228.556" calcext:value-type="float">
            <text:p>228,556</text:p>
          </table:table-cell>
          <table:table-cell office:value-type="float" office:value="18181" calcext:value-type="float">
            <text:p>18181</text:p>
          </table:table-cell>
          <table:table-cell office:value-type="float" office:value="69.94" calcext:value-type="float">
            <text:p>69,94</text:p>
          </table:table-cell>
          <table:table-cell office:value-type="float" office:value="97.5" calcext:value-type="float">
            <text:p>97,5</text:p>
          </table:table-cell>
          <table:table-cell office:value-type="float" office:value="0.553" calcext:value-type="float">
            <text:p>0,553</text:p>
          </table:table-cell>
          <table:table-cell office:value-type="float" office:value="10" calcext:value-type="float">
            <text:p>10</text:p>
          </table:table-cell>
          <table:table-cell office:value-type="float" office:value="47453.44344" calcext:value-type="float">
            <text:p>47453,44344</text:p>
          </table:table-cell>
          <table:table-cell office:value-type="float" office:value="45331.37693" calcext:value-type="float">
            <text:p>45331,37693</text:p>
          </table:table-cell>
          <table:table-cell office:value-type="float" office:value="11570.6" calcext:value-type="float">
            <text:p>11570,6</text:p>
          </table:table-cell>
        </table:table-row>
        <table:table-row table:style-name="ro1">
          <table:table-cell office:value-type="string" calcext:value-type="string">
            <text:p>Cumbe</text:p>
          </table:table-cell>
          <table:table-cell office:value-type="float" office:value="2801900" calcext:value-type="float">
            <text:p>2801900</text:p>
          </table:table-cell>
          <table:table-cell office:value-type="string" calcext:value-type="string">
            <text:p>cumbense</text:p>
          </table:table-cell>
          <table:table-cell office:value-type="string" calcext:value-type="string">
            <text:p>FLORIVALDO JOSÉ VIEIRA</text:p>
          </table:table-cell>
          <table:table-cell office:value-type="float" office:value="128.393" calcext:value-type="float">
            <text:p>128,393</text:p>
          </table:table-cell>
          <table:table-cell office:value-type="float" office:value="4008" calcext:value-type="float">
            <text:p>4008</text:p>
          </table:table-cell>
          <table:table-cell office:value-type="float" office:value="29.65" calcext:value-type="float">
            <text:p>29,65</text:p>
          </table:table-cell>
          <table:table-cell office:value-type="float" office:value="99" calcext:value-type="float">
            <text:p>99</text:p>
          </table:table-cell>
          <table:table-cell office:value-type="float" office:value="0.604" calcext:value-type="float">
            <text:p>0,604</text:p>
          </table:table-cell>
          <table:table-cell office:value-type="float" office:value="20.83" calcext:value-type="float">
            <text:p>20,83</text:p>
          </table:table-cell>
          <table:table-cell office:value-type="float" office:value="15554.69211" calcext:value-type="float">
            <text:p>15554,69211</text:p>
          </table:table-cell>
          <table:table-cell office:value-type="float" office:value="14664.50034" calcext:value-type="float">
            <text:p>14664,50034</text:p>
          </table:table-cell>
          <table:table-cell office:value-type="float" office:value="9271.46" calcext:value-type="float">
            <text:p>9271,46</text:p>
          </table:table-cell>
        </table:table-row>
        <table:table-row table:style-name="ro1">
          <table:table-cell office:value-type="string" calcext:value-type="string">
            <text:p>Divina Pastora</text:p>
          </table:table-cell>
          <table:table-cell office:value-type="float" office:value="2802007" calcext:value-type="float">
            <text:p>2802007</text:p>
          </table:table-cell>
          <table:table-cell office:value-type="string" calcext:value-type="string">
            <text:p>divina-pastorense</text:p>
          </table:table-cell>
          <table:table-cell office:value-type="string" calcext:value-type="string">
            <text:p>MARIA CLARA PRADO RIBEIRO ROLLEMBERG</text:p>
          </table:table-cell>
          <table:table-cell office:value-type="float" office:value="90.328" calcext:value-type="float">
            <text:p>90,328</text:p>
          </table:table-cell>
          <table:table-cell office:value-type="float" office:value="5290" calcext:value-type="float">
            <text:p>5290</text:p>
          </table:table-cell>
          <table:table-cell office:value-type="float" office:value="47.13" calcext:value-type="float">
            <text:p>47,13</text:p>
          </table:table-cell>
          <table:table-cell office:value-type="float" office:value="98.2" calcext:value-type="float">
            <text:p>98,2</text:p>
          </table:table-cell>
          <table:table-cell office:value-type="float" office:value="0.61" calcext:value-type="float">
            <text:p>0,61</text:p>
          </table:table-cell>
          <table:table-cell office:value-type="string" calcext:value-type="string">
            <text:p>-</text:p>
          </table:table-cell>
          <table:table-cell office:value-type="float" office:value="31884.08155" calcext:value-type="float">
            <text:p>31884,08155</text:p>
          </table:table-cell>
          <table:table-cell office:value-type="float" office:value="31220.65678" calcext:value-type="float">
            <text:p>31220,65678</text:p>
          </table:table-cell>
          <table:table-cell office:value-type="float" office:value="30179.85" calcext:value-type="float">
            <text:p>30179,85</text:p>
          </table:table-cell>
        </table:table-row>
        <table:table-row table:style-name="ro1">
          <table:table-cell office:value-type="string" calcext:value-type="string">
            <text:p>Estância</text:p>
          </table:table-cell>
          <table:table-cell office:value-type="float" office:value="2802106" calcext:value-type="float">
            <text:p>2802106</text:p>
          </table:table-cell>
          <table:table-cell office:value-type="string" calcext:value-type="string">
            <text:p>estanciano</text:p>
          </table:table-cell>
          <table:table-cell office:value-type="string" calcext:value-type="string">
            <text:p>GILSON ANDRADE DE OLIVEIRA</text:p>
          </table:table-cell>
          <table:table-cell office:value-type="float" office:value="647.344" calcext:value-type="float">
            <text:p>647,344</text:p>
          </table:table-cell>
          <table:table-cell office:value-type="float" office:value="69919" calcext:value-type="float">
            <text:p>69919</text:p>
          </table:table-cell>
          <table:table-cell office:value-type="float" office:value="100" calcext:value-type="float">
            <text:p>100</text:p>
          </table:table-cell>
          <table:table-cell office:value-type="float" office:value="98.6" calcext:value-type="float">
            <text:p>98,6</text:p>
          </table:table-cell>
          <table:table-cell office:value-type="float" office:value="0.647" calcext:value-type="float">
            <text:p>0,647</text:p>
          </table:table-cell>
          <table:table-cell office:value-type="float" office:value="24.32" calcext:value-type="float">
            <text:p>24,32</text:p>
          </table:table-cell>
          <table:table-cell office:value-type="float" office:value="191142.08286" calcext:value-type="float">
            <text:p>191142,08286</text:p>
          </table:table-cell>
          <table:table-cell office:value-type="float" office:value="174299.92553" calcext:value-type="float">
            <text:p>174299,92553</text:p>
          </table:table-cell>
          <table:table-cell office:value-type="float" office:value="24677.68" calcext:value-type="float">
            <text:p>24677,68</text:p>
          </table:table-cell>
        </table:table-row>
        <table:table-row table:style-name="ro1">
          <table:table-cell office:value-type="string" calcext:value-type="string">
            <text:p>Feira Nova</text:p>
          </table:table-cell>
          <table:table-cell office:value-type="float" office:value="2802205" calcext:value-type="float">
            <text:p>2802205</text:p>
          </table:table-cell>
          <table:table-cell office:value-type="string" calcext:value-type="string">
            <text:p>feira-novense</text:p>
          </table:table-cell>
          <table:table-cell office:value-type="string" calcext:value-type="string">
            <text:p>JEAN SIMON SANTOS ARCIERI</text:p>
          </table:table-cell>
          <table:table-cell office:value-type="float" office:value="183.273" calcext:value-type="float">
            <text:p>183,273</text:p>
          </table:table-cell>
          <table:table-cell office:value-type="float" office:value="5617" calcext:value-type="float">
            <text:p>5617</text:p>
          </table:table-cell>
          <table:table-cell office:value-type="float" office:value="28.79" calcext:value-type="float">
            <text:p>28,79</text:p>
          </table:table-cell>
          <table:table-cell office:value-type="float" office:value="96.7" calcext:value-type="float">
            <text:p>96,7</text:p>
          </table:table-cell>
          <table:table-cell office:value-type="float" office:value="0.584" calcext:value-type="float">
            <text:p>0,584</text:p>
          </table:table-cell>
          <table:table-cell office:value-type="float" office:value="18.18" calcext:value-type="float">
            <text:p>18,18</text:p>
          </table:table-cell>
          <table:table-cell office:value-type="float" office:value="17388.90304" calcext:value-type="float">
            <text:p>17388,90304</text:p>
          </table:table-cell>
          <table:table-cell office:value-type="float" office:value="14072.19012" calcext:value-type="float">
            <text:p>14072,19012</text:p>
          </table:table-cell>
          <table:table-cell office:value-type="float" office:value="10308.38" calcext:value-type="float">
            <text:p>10308,38</text:p>
          </table:table-cell>
        </table:table-row>
        <table:table-row table:style-name="ro1">
          <table:table-cell office:value-type="string" calcext:value-type="string">
            <text:p>Frei Paulo</text:p>
          </table:table-cell>
          <table:table-cell office:value-type="float" office:value="2802304" calcext:value-type="float">
            <text:p>2802304</text:p>
          </table:table-cell>
          <table:table-cell office:value-type="string" calcext:value-type="string">
            <text:p>frei-paulense</text:p>
          </table:table-cell>
          <table:table-cell office:value-type="string" calcext:value-type="string">
            <text:p>ANDERSON MENEZES</text:p>
          </table:table-cell>
          <table:table-cell office:value-type="float" office:value="399.178" calcext:value-type="float">
            <text:p>399,178</text:p>
          </table:table-cell>
          <table:table-cell office:value-type="float" office:value="15688" calcext:value-type="float">
            <text:p>15688</text:p>
          </table:table-cell>
          <table:table-cell office:value-type="float" office:value="34.65" calcext:value-type="float">
            <text:p>34,65</text:p>
          </table:table-cell>
          <table:table-cell office:value-type="float" office:value="96.9" calcext:value-type="float">
            <text:p>96,9</text:p>
          </table:table-cell>
          <table:table-cell office:value-type="float" office:value="0.589" calcext:value-type="float">
            <text:p>0,589</text:p>
          </table:table-cell>
          <table:table-cell office:value-type="float" office:value="10.83" calcext:value-type="float">
            <text:p>10,83</text:p>
          </table:table-cell>
          <table:table-cell office:value-type="float" office:value="35408.01116" calcext:value-type="float">
            <text:p>35408,01116</text:p>
          </table:table-cell>
          <table:table-cell office:value-type="float" office:value="30879.61785" calcext:value-type="float">
            <text:p>30879,61785</text:p>
          </table:table-cell>
          <table:table-cell office:value-type="float" office:value="14054.71" calcext:value-type="float">
            <text:p>14054,71</text:p>
          </table:table-cell>
        </table:table-row>
        <table:table-row table:style-name="ro1">
          <table:table-cell office:value-type="string" calcext:value-type="string">
            <text:p>Gararu</text:p>
          </table:table-cell>
          <table:table-cell office:value-type="float" office:value="2802403" calcext:value-type="float">
            <text:p>2802403</text:p>
          </table:table-cell>
          <table:table-cell office:value-type="string" calcext:value-type="string">
            <text:p>gararuense</text:p>
          </table:table-cell>
          <table:table-cell office:value-type="string" calcext:value-type="string">
            <text:p>GILZETE DIONIZA DE MATOS</text:p>
          </table:table-cell>
          <table:table-cell office:value-type="float" office:value="656.956" calcext:value-type="float">
            <text:p>656,956</text:p>
          </table:table-cell>
          <table:table-cell office:value-type="float" office:value="11599" calcext:value-type="float">
            <text:p>11599</text:p>
          </table:table-cell>
          <table:table-cell office:value-type="float" office:value="17.41" calcext:value-type="float">
            <text:p>17,41</text:p>
          </table:table-cell>
          <table:table-cell office:value-type="float" office:value="95.6" calcext:value-type="float">
            <text:p>95,6</text:p>
          </table:table-cell>
          <table:table-cell office:value-type="float" office:value="0.564" calcext:value-type="float">
            <text:p>0,564</text:p>
          </table:table-cell>
          <table:table-cell office:value-type="float" office:value="7.69" calcext:value-type="float">
            <text:p>7,69</text:p>
          </table:table-cell>
          <table:table-cell office:value-type="float" office:value="25651.47349" calcext:value-type="float">
            <text:p>25651,47349</text:p>
          </table:table-cell>
          <table:table-cell office:value-type="float" office:value="22226.48858" calcext:value-type="float">
            <text:p>22226,48858</text:p>
          </table:table-cell>
          <table:table-cell office:value-type="float" office:value="8931.64" calcext:value-type="float">
            <text:p>8931,64</text:p>
          </table:table-cell>
        </table:table-row>
        <table:table-row table:style-name="ro1">
          <table:table-cell office:value-type="string" calcext:value-type="string">
            <text:p>General Maynard</text:p>
          </table:table-cell>
          <table:table-cell office:value-type="float" office:value="2802502" calcext:value-type="float">
            <text:p>2802502</text:p>
          </table:table-cell>
          <table:table-cell office:value-type="string" calcext:value-type="string">
            <text:p>mainardense</text:p>
          </table:table-cell>
          <table:table-cell office:value-type="string" calcext:value-type="string">
            <text:p>VALMIR DE JESUS SANTOS</text:p>
          </table:table-cell>
          <table:table-cell office:value-type="float" office:value="19.793" calcext:value-type="float">
            <text:p>19,793</text:p>
          </table:table-cell>
          <table:table-cell office:value-type="float" office:value="3421" calcext:value-type="float">
            <text:p>3421</text:p>
          </table:table-cell>
          <table:table-cell office:value-type="float" office:value="146.63" calcext:value-type="float">
            <text:p>146,63</text:p>
          </table:table-cell>
          <table:table-cell office:value-type="float" office:value="97.7" calcext:value-type="float">
            <text:p>97,7</text:p>
          </table:table-cell>
          <table:table-cell office:value-type="float" office:value="0.645" calcext:value-type="float">
            <text:p>0,645</text:p>
          </table:table-cell>
          <table:table-cell office:value-type="string" calcext:value-type="string">
            <text:p>-</text:p>
          </table:table-cell>
          <table:table-cell office:value-type="float" office:value="15050.60881" calcext:value-type="float">
            <text:p>15050,60881</text:p>
          </table:table-cell>
          <table:table-cell office:value-type="float" office:value="12969.60246" calcext:value-type="float">
            <text:p>12969,60246</text:p>
          </table:table-cell>
          <table:table-cell office:value-type="float" office:value="9580.78" calcext:value-type="float">
            <text:p>9580,78</text:p>
          </table:table-cell>
        </table:table-row>
        <table:table-row table:style-name="ro1">
          <table:table-cell office:value-type="string" calcext:value-type="string">
            <text:p>Gracho Cardoso</text:p>
          </table:table-cell>
          <table:table-cell office:value-type="float" office:value="2802601" calcext:value-type="float">
            <text:p>2802601</text:p>
          </table:table-cell>
          <table:table-cell office:value-type="string" calcext:value-type="string">
            <text:p>gracho-cardosense</text:p>
          </table:table-cell>
          <table:table-cell office:value-type="string" calcext:value-type="string">
            <text:p>JOSE ARAKEM ARAGAO</text:p>
          </table:table-cell>
          <table:table-cell office:value-type="float" office:value="242.679" calcext:value-type="float">
            <text:p>242,679</text:p>
          </table:table-cell>
          <table:table-cell office:value-type="float" office:value="5831" calcext:value-type="float">
            <text:p>5831</text:p>
          </table:table-cell>
          <table:table-cell office:value-type="float" office:value="23.32" calcext:value-type="float">
            <text:p>23,32</text:p>
          </table:table-cell>
          <table:table-cell office:value-type="float" office:value="96" calcext:value-type="float">
            <text:p>96</text:p>
          </table:table-cell>
          <table:table-cell office:value-type="float" office:value="0.577" calcext:value-type="float">
            <text:p>0,577</text:p>
          </table:table-cell>
          <table:table-cell office:value-type="float" office:value="13.51" calcext:value-type="float">
            <text:p>13,51</text:p>
          </table:table-cell>
          <table:table-cell office:value-type="float" office:value="17885.15623" calcext:value-type="float">
            <text:p>17885,15623</text:p>
          </table:table-cell>
          <table:table-cell office:value-type="float" office:value="16192.4972" calcext:value-type="float">
            <text:p>16192,4972</text:p>
          </table:table-cell>
          <table:table-cell office:value-type="float" office:value="10474.29" calcext:value-type="float">
            <text:p>10474,29</text:p>
          </table:table-cell>
        </table:table-row>
        <table:table-row table:style-name="ro1">
          <table:table-cell office:value-type="string" calcext:value-type="string">
            <text:p>Ilha das Flores</text:p>
          </table:table-cell>
          <table:table-cell office:value-type="float" office:value="2802700" calcext:value-type="float">
            <text:p>2802700</text:p>
          </table:table-cell>
          <table:table-cell office:value-type="string" calcext:value-type="string">
            <text:p>ilha-florense</text:p>
          </table:table-cell>
          <table:table-cell office:value-type="string" calcext:value-type="string">
            <text:p>ROBSON MARTINS DE LIMA</text:p>
          </table:table-cell>
          <table:table-cell office:value-type="float" office:value="52.693" calcext:value-type="float">
            <text:p>52,693</text:p>
          </table:table-cell>
          <table:table-cell office:value-type="float" office:value="8522" calcext:value-type="float">
            <text:p>8522</text:p>
          </table:table-cell>
          <table:table-cell office:value-type="float" office:value="152.78" calcext:value-type="float">
            <text:p>152,78</text:p>
          </table:table-cell>
          <table:table-cell office:value-type="float" office:value="97.9" calcext:value-type="float">
            <text:p>97,9</text:p>
          </table:table-cell>
          <table:table-cell office:value-type="float" office:value="0.562" calcext:value-type="float">
            <text:p>0,562</text:p>
          </table:table-cell>
          <table:table-cell office:value-type="float" office:value="15.5" calcext:value-type="float">
            <text:p>15,5</text:p>
          </table:table-cell>
          <table:table-cell office:value-type="float" office:value="26502.33466" calcext:value-type="float">
            <text:p>26502,33466</text:p>
          </table:table-cell>
          <table:table-cell office:value-type="float" office:value="23886.17514" calcext:value-type="float">
            <text:p>23886,17514</text:p>
          </table:table-cell>
          <table:table-cell office:value-type="float" office:value="8448.23" calcext:value-type="float">
            <text:p>8448,23</text:p>
          </table:table-cell>
        </table:table-row>
        <table:table-row table:style-name="ro1">
          <table:table-cell office:value-type="string" calcext:value-type="string">
            <text:p>Indiaroba</text:p>
          </table:table-cell>
          <table:table-cell office:value-type="float" office:value="2802809" calcext:value-type="float">
            <text:p>2802809</text:p>
          </table:table-cell>
          <table:table-cell office:value-type="string" calcext:value-type="string">
            <text:p>indiarobense</text:p>
          </table:table-cell>
          <table:table-cell office:value-type="string" calcext:value-type="string">
            <text:p>ADINALDO DO NASCIMENTO SANTOS</text:p>
          </table:table-cell>
          <table:table-cell office:value-type="float" office:value="316.316" calcext:value-type="float">
            <text:p>316,316</text:p>
          </table:table-cell>
          <table:table-cell office:value-type="float" office:value="18337" calcext:value-type="float">
            <text:p>18337</text:p>
          </table:table-cell>
          <table:table-cell office:value-type="float" office:value="50.49" calcext:value-type="float">
            <text:p>50,49</text:p>
          </table:table-cell>
          <table:table-cell office:value-type="float" office:value="98.3" calcext:value-type="float">
            <text:p>98,3</text:p>
          </table:table-cell>
          <table:table-cell office:value-type="float" office:value="0.58" calcext:value-type="float">
            <text:p>0,58</text:p>
          </table:table-cell>
          <table:table-cell office:value-type="float" office:value="10.42" calcext:value-type="float">
            <text:p>10,42</text:p>
          </table:table-cell>
          <table:table-cell office:value-type="float" office:value="41555.65101" calcext:value-type="float">
            <text:p>41555,65101</text:p>
          </table:table-cell>
          <table:table-cell office:value-type="float" office:value="39711.37763" calcext:value-type="float">
            <text:p>39711,37763</text:p>
          </table:table-cell>
          <table:table-cell office:value-type="float" office:value="10378.32" calcext:value-type="float">
            <text:p>10378,32</text:p>
          </table:table-cell>
        </table:table-row>
        <table:table-row table:style-name="ro1">
          <table:table-cell office:value-type="string" calcext:value-type="string">
            <text:p>Itabaiana</text:p>
          </table:table-cell>
          <table:table-cell office:value-type="float" office:value="2802908" calcext:value-type="float">
            <text:p>2802908</text:p>
          </table:table-cell>
          <table:table-cell office:value-type="string" calcext:value-type="string">
            <text:p>itabaianense</text:p>
          </table:table-cell>
          <table:table-cell office:value-type="string" calcext:value-type="string">
            <text:p>ADAILTON RESENDE SOUSA</text:p>
          </table:table-cell>
          <table:table-cell office:value-type="float" office:value="337.295" calcext:value-type="float">
            <text:p>337,295</text:p>
          </table:table-cell>
          <table:table-cell office:value-type="float" office:value="96839" calcext:value-type="float">
            <text:p>96839</text:p>
          </table:table-cell>
          <table:table-cell office:value-type="float" office:value="258.3" calcext:value-type="float">
            <text:p>258,3</text:p>
          </table:table-cell>
          <table:table-cell office:value-type="float" office:value="96.4" calcext:value-type="float">
            <text:p>96,4</text:p>
          </table:table-cell>
          <table:table-cell office:value-type="float" office:value="0.642" calcext:value-type="float">
            <text:p>0,642</text:p>
          </table:table-cell>
          <table:table-cell office:value-type="float" office:value="13.73" calcext:value-type="float">
            <text:p>13,73</text:p>
          </table:table-cell>
          <table:table-cell office:value-type="float" office:value="164394.63814" calcext:value-type="float">
            <text:p>164394,63814</text:p>
          </table:table-cell>
          <table:table-cell office:value-type="float" office:value="152618.18937" calcext:value-type="float">
            <text:p>152618,18937</text:p>
          </table:table-cell>
          <table:table-cell office:value-type="float" office:value="19020.44" calcext:value-type="float">
            <text:p>19020,44</text:p>
          </table:table-cell>
        </table:table-row>
        <table:table-row table:style-name="ro1">
          <table:table-cell office:value-type="string" calcext:value-type="string">
            <text:p>Itabaianinha</text:p>
          </table:table-cell>
          <table:table-cell office:value-type="float" office:value="2803005" calcext:value-type="float">
            <text:p>2803005</text:p>
          </table:table-cell>
          <table:table-cell office:value-type="string" calcext:value-type="string">
            <text:p>itabaianinhense</text:p>
          </table:table-cell>
          <table:table-cell office:value-type="string" calcext:value-type="string">
            <text:p>DANILO ALVES DE CARVALHO</text:p>
          </table:table-cell>
          <table:table-cell office:value-type="float" office:value="501.794" calcext:value-type="float">
            <text:p>501,794</text:p>
          </table:table-cell>
          <table:table-cell office:value-type="float" office:value="42399" calcext:value-type="float">
            <text:p>42399</text:p>
          </table:table-cell>
          <table:table-cell office:value-type="float" office:value="78.87" calcext:value-type="float">
            <text:p>78,87</text:p>
          </table:table-cell>
          <table:table-cell office:value-type="float" office:value="98" calcext:value-type="float">
            <text:p>98</text:p>
          </table:table-cell>
          <table:table-cell office:value-type="float" office:value="0.556" calcext:value-type="float">
            <text:p>0,556</text:p>
          </table:table-cell>
          <table:table-cell office:value-type="float" office:value="12.24" calcext:value-type="float">
            <text:p>12,24</text:p>
          </table:table-cell>
          <table:table-cell office:value-type="float" office:value="82154.84718" calcext:value-type="float">
            <text:p>82154,84718</text:p>
          </table:table-cell>
          <table:table-cell office:value-type="float" office:value="79126.78027" calcext:value-type="float">
            <text:p>79126,78027</text:p>
          </table:table-cell>
          <table:table-cell office:value-type="float" office:value="10278.14" calcext:value-type="float">
            <text:p>10278,14</text:p>
          </table:table-cell>
        </table:table-row>
        <table:table-row table:style-name="ro1">
          <table:table-cell office:value-type="string" calcext:value-type="string">
            <text:p>Itabi</text:p>
          </table:table-cell>
          <table:table-cell office:value-type="float" office:value="2803104" calcext:value-type="float">
            <text:p>2803104</text:p>
          </table:table-cell>
          <table:table-cell office:value-type="string" calcext:value-type="string">
            <text:p>itabiense</text:p>
          </table:table-cell>
          <table:table-cell office:value-type="string" calcext:value-type="string">
            <text:p>AMYNTHAS BARRETO JÚNIOR</text:p>
          </table:table-cell>
          <table:table-cell office:value-type="float" office:value="183.422" calcext:value-type="float">
            <text:p>183,422</text:p>
          </table:table-cell>
          <table:table-cell office:value-type="float" office:value="4869" calcext:value-type="float">
            <text:p>4869</text:p>
          </table:table-cell>
          <table:table-cell office:value-type="float" office:value="26.96" calcext:value-type="float">
            <text:p>26,96</text:p>
          </table:table-cell>
          <table:table-cell office:value-type="float" office:value="96.2" calcext:value-type="float">
            <text:p>96,2</text:p>
          </table:table-cell>
          <table:table-cell office:value-type="float" office:value="0.602" calcext:value-type="float">
            <text:p>0,602</text:p>
          </table:table-cell>
          <table:table-cell office:value-type="string" calcext:value-type="string">
            <text:p>-</text:p>
          </table:table-cell>
          <table:table-cell office:value-type="float" office:value="15772.57267" calcext:value-type="float">
            <text:p>15772,57267</text:p>
          </table:table-cell>
          <table:table-cell office:value-type="float" office:value="16497.95502" calcext:value-type="float">
            <text:p>16497,95502</text:p>
          </table:table-cell>
          <table:table-cell office:value-type="float" office:value="10881.59" calcext:value-type="float">
            <text:p>10881,59</text:p>
          </table:table-cell>
        </table:table-row>
        <table:table-row table:style-name="ro1">
          <table:table-cell office:value-type="string" calcext:value-type="string">
            <text:p>Itaporanga d'Ajuda</text:p>
          </table:table-cell>
          <table:table-cell office:value-type="float" office:value="2803203" calcext:value-type="float">
            <text:p>2803203</text:p>
          </table:table-cell>
          <table:table-cell office:value-type="string" calcext:value-type="string">
            <text:p>itaporanguense</text:p>
          </table:table-cell>
          <table:table-cell office:value-type="string" calcext:value-type="string">
            <text:p>OTÁVIO SILVEIRA SOBRAL</text:p>
          </table:table-cell>
          <table:table-cell office:value-type="float" office:value="739.702" calcext:value-type="float">
            <text:p>739,702</text:p>
          </table:table-cell>
          <table:table-cell office:value-type="float" office:value="35054" calcext:value-type="float">
            <text:p>35054</text:p>
          </table:table-cell>
          <table:table-cell office:value-type="float" office:value="41.11" calcext:value-type="float">
            <text:p>41,11</text:p>
          </table:table-cell>
          <table:table-cell office:value-type="float" office:value="90.4" calcext:value-type="float">
            <text:p>90,4</text:p>
          </table:table-cell>
          <table:table-cell office:value-type="float" office:value="0.561" calcext:value-type="float">
            <text:p>0,561</text:p>
          </table:table-cell>
          <table:table-cell office:value-type="float" office:value="12.07" calcext:value-type="float">
            <text:p>12,07</text:p>
          </table:table-cell>
          <table:table-cell office:value-type="float" office:value="93105.19631" calcext:value-type="float">
            <text:p>93105,19631</text:p>
          </table:table-cell>
          <table:table-cell office:value-type="float" office:value="94435.83583" calcext:value-type="float">
            <text:p>94435,83583</text:p>
          </table:table-cell>
          <table:table-cell office:value-type="float" office:value="26581.3" calcext:value-type="float">
            <text:p>26581,3</text:p>
          </table:table-cell>
        </table:table-row>
        <table:table-row table:style-name="ro1">
          <table:table-cell office:value-type="string" calcext:value-type="string">
            <text:p>Japaratuba</text:p>
          </table:table-cell>
          <table:table-cell office:value-type="float" office:value="2803302" calcext:value-type="float">
            <text:p>2803302</text:p>
          </table:table-cell>
          <table:table-cell office:value-type="string" calcext:value-type="string">
            <text:p>japaratubense</text:p>
          </table:table-cell>
          <table:table-cell office:value-type="string" calcext:value-type="string">
            <text:p>LARA ADRIANA VEIGA BARRETO FERREIRA</text:p>
          </table:table-cell>
          <table:table-cell office:value-type="float" office:value="365.677" calcext:value-type="float">
            <text:p>365,677</text:p>
          </table:table-cell>
          <table:table-cell office:value-type="float" office:value="19067" calcext:value-type="float">
            <text:p>19067</text:p>
          </table:table-cell>
          <table:table-cell office:value-type="float" office:value="46.22" calcext:value-type="float">
            <text:p>46,22</text:p>
          </table:table-cell>
          <table:table-cell office:value-type="float" office:value="98" calcext:value-type="float">
            <text:p>98</text:p>
          </table:table-cell>
          <table:table-cell office:value-type="float" office:value="0.621" calcext:value-type="float">
            <text:p>0,621</text:p>
          </table:table-cell>
          <table:table-cell office:value-type="float" office:value="13.57" calcext:value-type="float">
            <text:p>13,57</text:p>
          </table:table-cell>
          <table:table-cell office:value-type="float" office:value="65457.32265" calcext:value-type="float">
            <text:p>65457,32265</text:p>
          </table:table-cell>
          <table:table-cell office:value-type="float" office:value="66208.34007" calcext:value-type="float">
            <text:p>66208,34007</text:p>
          </table:table-cell>
          <table:table-cell office:value-type="float" office:value="21171.11" calcext:value-type="float">
            <text:p>21171,11</text:p>
          </table:table-cell>
        </table:table-row>
        <table:table-row table:style-name="ro1">
          <table:table-cell office:value-type="string" calcext:value-type="string">
            <text:p>Japoatã</text:p>
          </table:table-cell>
          <table:table-cell office:value-type="float" office:value="2803401" calcext:value-type="float">
            <text:p>2803401</text:p>
          </table:table-cell>
          <table:table-cell office:value-type="string" calcext:value-type="string">
            <text:p>japoatãnense</text:p>
          </table:table-cell>
          <table:table-cell office:value-type="string" calcext:value-type="string">
            <text:p>CLAUDIO DINISIO NASCIMENTO</text:p>
          </table:table-cell>
          <table:table-cell office:value-type="float" office:value="402.353" calcext:value-type="float">
            <text:p>402,353</text:p>
          </table:table-cell>
          <table:table-cell office:value-type="float" office:value="13422" calcext:value-type="float">
            <text:p>13422</text:p>
          </table:table-cell>
          <table:table-cell office:value-type="float" office:value="31.76" calcext:value-type="float">
            <text:p>31,76</text:p>
          </table:table-cell>
          <table:table-cell office:value-type="float" office:value="97.7" calcext:value-type="float">
            <text:p>97,7</text:p>
          </table:table-cell>
          <table:table-cell office:value-type="float" office:value="0.56" calcext:value-type="float">
            <text:p>0,56</text:p>
          </table:table-cell>
          <table:table-cell office:value-type="float" office:value="14.49" calcext:value-type="float">
            <text:p>14,49</text:p>
          </table:table-cell>
          <table:table-cell office:value-type="float" office:value="29483.18668" calcext:value-type="float">
            <text:p>29483,18668</text:p>
          </table:table-cell>
          <table:table-cell office:value-type="float" office:value="28934.20062" calcext:value-type="float">
            <text:p>28934,20062</text:p>
          </table:table-cell>
          <table:table-cell office:value-type="float" office:value="12407.61" calcext:value-type="float">
            <text:p>12407,61</text:p>
          </table:table-cell>
        </table:table-row>
        <table:table-row table:style-name="ro1">
          <table:table-cell office:value-type="string" calcext:value-type="string">
            <text:p>Lagarto</text:p>
          </table:table-cell>
          <table:table-cell office:value-type="float" office:value="2803500" calcext:value-type="float">
            <text:p>2803500</text:p>
          </table:table-cell>
          <table:table-cell office:value-type="string" calcext:value-type="string">
            <text:p>lagartense</text:p>
          </table:table-cell>
          <table:table-cell office:value-type="string" calcext:value-type="string">
            <text:p>HILDA ROLLEMBERG RIBEIRO</text:p>
          </table:table-cell>
          <table:table-cell office:value-type="float" office:value="968.921" calcext:value-type="float">
            <text:p>968,921</text:p>
          </table:table-cell>
          <table:table-cell office:value-type="float" office:value="106015" calcext:value-type="float">
            <text:p>106015</text:p>
          </table:table-cell>
          <table:table-cell office:value-type="float" office:value="97.84" calcext:value-type="float">
            <text:p>97,84</text:p>
          </table:table-cell>
          <table:table-cell office:value-type="float" office:value="98" calcext:value-type="float">
            <text:p>98</text:p>
          </table:table-cell>
          <table:table-cell office:value-type="float" office:value="0.625" calcext:value-type="float">
            <text:p>0,625</text:p>
          </table:table-cell>
          <table:table-cell office:value-type="float" office:value="13.47" calcext:value-type="float">
            <text:p>13,47</text:p>
          </table:table-cell>
          <table:table-cell office:value-type="float" office:value="174564.8115" calcext:value-type="float">
            <text:p>174564,8115</text:p>
          </table:table-cell>
          <table:table-cell office:value-type="float" office:value="179716.42148" calcext:value-type="float">
            <text:p>179716,42148</text:p>
          </table:table-cell>
          <table:table-cell office:value-type="float" office:value="14239.6" calcext:value-type="float">
            <text:p>14239,6</text:p>
          </table:table-cell>
        </table:table-row>
        <table:table-row table:style-name="ro1">
          <table:table-cell office:value-type="string" calcext:value-type="string">
            <text:p>Laranjeiras</text:p>
          </table:table-cell>
          <table:table-cell office:value-type="float" office:value="2803609" calcext:value-type="float">
            <text:p>2803609</text:p>
          </table:table-cell>
          <table:table-cell office:value-type="string" calcext:value-type="string">
            <text:p>laranjeirense</text:p>
          </table:table-cell>
          <table:table-cell office:value-type="string" calcext:value-type="string">
            <text:p>JOSÉ DE ARAUJO LEITE NETO</text:p>
          </table:table-cell>
          <table:table-cell office:value-type="float" office:value="162.273" calcext:value-type="float">
            <text:p>162,273</text:p>
          </table:table-cell>
          <table:table-cell office:value-type="float" office:value="30327" calcext:value-type="float">
            <text:p>30327</text:p>
          </table:table-cell>
          <table:table-cell office:value-type="float" office:value="165.78" calcext:value-type="float">
            <text:p>165,78</text:p>
          </table:table-cell>
          <table:table-cell office:value-type="float" office:value="96.1" calcext:value-type="float">
            <text:p>96,1</text:p>
          </table:table-cell>
          <table:table-cell office:value-type="float" office:value="0.642" calcext:value-type="float">
            <text:p>0,642</text:p>
          </table:table-cell>
          <table:table-cell office:value-type="float" office:value="18.67" calcext:value-type="float">
            <text:p>18,67</text:p>
          </table:table-cell>
          <table:table-cell office:value-type="float" office:value="107719.90093" calcext:value-type="float">
            <text:p>107719,90093</text:p>
          </table:table-cell>
          <table:table-cell office:value-type="float" office:value="96131.58168" calcext:value-type="float">
            <text:p>96131,58168</text:p>
          </table:table-cell>
          <table:table-cell office:value-type="float" office:value="29166.26" calcext:value-type="float">
            <text:p>29166,26</text:p>
          </table:table-cell>
        </table:table-row>
        <table:table-row table:style-name="ro1">
          <table:table-cell office:value-type="string" calcext:value-type="string">
            <text:p>Macambira</text:p>
          </table:table-cell>
          <table:table-cell office:value-type="float" office:value="2803708" calcext:value-type="float">
            <text:p>2803708</text:p>
          </table:table-cell>
          <table:table-cell office:value-type="string" calcext:value-type="string">
            <text:p>macambirense</text:p>
          </table:table-cell>
          <table:table-cell office:value-type="string" calcext:value-type="string">
            <text:p>JOSE CARIVALDO DE SOUZA</text:p>
          </table:table-cell>
          <table:table-cell office:value-type="float" office:value="137.529" calcext:value-type="float">
            <text:p>137,529</text:p>
          </table:table-cell>
          <table:table-cell office:value-type="float" office:value="7002" calcext:value-type="float">
            <text:p>7002</text:p>
          </table:table-cell>
          <table:table-cell office:value-type="float" office:value="46.74" calcext:value-type="float">
            <text:p>46,74</text:p>
          </table:table-cell>
          <table:table-cell office:value-type="float" office:value="95.6" calcext:value-type="float">
            <text:p>95,6</text:p>
          </table:table-cell>
          <table:table-cell office:value-type="float" office:value="0.583" calcext:value-type="float">
            <text:p>0,583</text:p>
          </table:table-cell>
          <table:table-cell office:value-type="float" office:value="10.64" calcext:value-type="float">
            <text:p>10,64</text:p>
          </table:table-cell>
          <table:table-cell office:value-type="float" office:value="18396.87645" calcext:value-type="float">
            <text:p>18396,87645</text:p>
          </table:table-cell>
          <table:table-cell office:value-type="float" office:value="17905.13207" calcext:value-type="float">
            <text:p>17905,13207</text:p>
          </table:table-cell>
          <table:table-cell office:value-type="float" office:value="9345.49" calcext:value-type="float">
            <text:p>9345,49</text:p>
          </table:table-cell>
        </table:table-row>
        <table:table-row table:style-name="ro1">
          <table:table-cell office:value-type="string" calcext:value-type="string">
            <text:p>Malhada dos Bois</text:p>
          </table:table-cell>
          <table:table-cell office:value-type="float" office:value="2803807" calcext:value-type="float">
            <text:p>2803807</text:p>
          </table:table-cell>
          <table:table-cell office:value-type="string" calcext:value-type="string">
            <text:p>malhadense</text:p>
          </table:table-cell>
          <table:table-cell office:value-type="string" calcext:value-type="string">
            <text:p>AUGUSTO CESAR AGUIAR DINIZIO</text:p>
          </table:table-cell>
          <table:table-cell office:value-type="float" office:value="63.199" calcext:value-type="float">
            <text:p>63,199</text:p>
          </table:table-cell>
          <table:table-cell office:value-type="float" office:value="3715" calcext:value-type="float">
            <text:p>3715</text:p>
          </table:table-cell>
          <table:table-cell office:value-type="float" office:value="54.68" calcext:value-type="float">
            <text:p>54,68</text:p>
          </table:table-cell>
          <table:table-cell office:value-type="float" office:value="97.5" calcext:value-type="float">
            <text:p>97,5</text:p>
          </table:table-cell>
          <table:table-cell office:value-type="float" office:value="0.599" calcext:value-type="float">
            <text:p>0,599</text:p>
          </table:table-cell>
          <table:table-cell office:value-type="float" office:value="15.87" calcext:value-type="float">
            <text:p>15,87</text:p>
          </table:table-cell>
          <table:table-cell office:value-type="float" office:value="17130.28747" calcext:value-type="float">
            <text:p>17130,28747</text:p>
          </table:table-cell>
          <table:table-cell office:value-type="float" office:value="15070.94158" calcext:value-type="float">
            <text:p>15070,94158</text:p>
          </table:table-cell>
          <table:table-cell office:value-type="float" office:value="11663.61" calcext:value-type="float">
            <text:p>11663,61</text:p>
          </table:table-cell>
        </table:table-row>
        <table:table-row table:style-name="ro1">
          <table:table-cell office:value-type="string" calcext:value-type="string">
            <text:p>Malhador</text:p>
          </table:table-cell>
          <table:table-cell office:value-type="float" office:value="2803906" calcext:value-type="float">
            <text:p>2803906</text:p>
          </table:table-cell>
          <table:table-cell office:value-type="string" calcext:value-type="string">
            <text:p>malhadorense</text:p>
          </table:table-cell>
          <table:table-cell office:value-type="string" calcext:value-type="string">
            <text:p>FRANCISCO DE ASSIS ARAÚJO JÚNIOR</text:p>
          </table:table-cell>
          <table:table-cell office:value-type="float" office:value="101.888" calcext:value-type="float">
            <text:p>101,888</text:p>
          </table:table-cell>
          <table:table-cell office:value-type="float" office:value="12689" calcext:value-type="float">
            <text:p>12689</text:p>
          </table:table-cell>
          <table:table-cell office:value-type="float" office:value="119.3" calcext:value-type="float">
            <text:p>119,3</text:p>
          </table:table-cell>
          <table:table-cell office:value-type="float" office:value="97.6" calcext:value-type="float">
            <text:p>97,6</text:p>
          </table:table-cell>
          <table:table-cell office:value-type="float" office:value="0.587" calcext:value-type="float">
            <text:p>0,587</text:p>
          </table:table-cell>
          <table:table-cell office:value-type="float" office:value="17.54" calcext:value-type="float">
            <text:p>17,54</text:p>
          </table:table-cell>
          <table:table-cell office:value-type="float" office:value="29010.86867" calcext:value-type="float">
            <text:p>29010,86867</text:p>
          </table:table-cell>
          <table:table-cell office:value-type="float" office:value="28051.73596" calcext:value-type="float">
            <text:p>28051,73596</text:p>
          </table:table-cell>
          <table:table-cell office:value-type="float" office:value="10060.15" calcext:value-type="float">
            <text:p>10060,15</text:p>
          </table:table-cell>
        </table:table-row>
        <table:table-row table:style-name="ro1">
          <table:table-cell office:value-type="string" calcext:value-type="string">
            <text:p>Maruim</text:p>
          </table:table-cell>
          <table:table-cell office:value-type="float" office:value="2804003" calcext:value-type="float">
            <text:p>2804003</text:p>
          </table:table-cell>
          <table:table-cell office:value-type="string" calcext:value-type="string">
            <text:p>maruinense</text:p>
          </table:table-cell>
          <table:table-cell office:value-type="string" calcext:value-type="string">
            <text:p>GILBERTO MAYNART DE OLIVEIRA</text:p>
          </table:table-cell>
          <table:table-cell office:value-type="float" office:value="95.554" calcext:value-type="float">
            <text:p>95,554</text:p>
          </table:table-cell>
          <table:table-cell office:value-type="float" office:value="17328" calcext:value-type="float">
            <text:p>17328</text:p>
          </table:table-cell>
          <table:table-cell office:value-type="float" office:value="174.29" calcext:value-type="float">
            <text:p>174,29</text:p>
          </table:table-cell>
          <table:table-cell office:value-type="float" office:value="98.3" calcext:value-type="float">
            <text:p>98,3</text:p>
          </table:table-cell>
          <table:table-cell office:value-type="float" office:value="0.618" calcext:value-type="float">
            <text:p>0,618</text:p>
          </table:table-cell>
          <table:table-cell office:value-type="float" office:value="39.13" calcext:value-type="float">
            <text:p>39,13</text:p>
          </table:table-cell>
          <table:table-cell office:value-type="float" office:value="50277.65504" calcext:value-type="float">
            <text:p>50277,65504</text:p>
          </table:table-cell>
          <table:table-cell office:value-type="float" office:value="49652.04327" calcext:value-type="float">
            <text:p>49652,04327</text:p>
          </table:table-cell>
          <table:table-cell office:value-type="float" office:value="18454.65" calcext:value-type="float">
            <text:p>18454,65</text:p>
          </table:table-cell>
        </table:table-row>
        <table:table-row table:style-name="ro1">
          <table:table-cell office:value-type="string" calcext:value-type="string">
            <text:p>Moita Bonita</text:p>
          </table:table-cell>
          <table:table-cell office:value-type="float" office:value="2804102" calcext:value-type="float">
            <text:p>2804102</text:p>
          </table:table-cell>
          <table:table-cell office:value-type="string" calcext:value-type="string">
            <text:p>moita-bonitense</text:p>
          </table:table-cell>
          <table:table-cell office:value-type="string" calcext:value-type="string">
            <text:p>VAGNER COSTA DA CUNHA</text:p>
          </table:table-cell>
          <table:table-cell office:value-type="float" office:value="95.416" calcext:value-type="float">
            <text:p>95,416</text:p>
          </table:table-cell>
          <table:table-cell office:value-type="float" office:value="11361" calcext:value-type="float">
            <text:p>11361</text:p>
          </table:table-cell>
          <table:table-cell office:value-type="float" office:value="114.81" calcext:value-type="float">
            <text:p>114,81</text:p>
          </table:table-cell>
          <table:table-cell office:value-type="float" office:value="96.8" calcext:value-type="float">
            <text:p>96,8</text:p>
          </table:table-cell>
          <table:table-cell office:value-type="float" office:value="0.587" calcext:value-type="float">
            <text:p>0,587</text:p>
          </table:table-cell>
          <table:table-cell office:value-type="float" office:value="15.27" calcext:value-type="float">
            <text:p>15,27</text:p>
          </table:table-cell>
          <table:table-cell office:value-type="float" office:value="26784.39395" calcext:value-type="float">
            <text:p>26784,39395</text:p>
          </table:table-cell>
          <table:table-cell office:value-type="float" office:value="22050.26108" calcext:value-type="float">
            <text:p>22050,26108</text:p>
          </table:table-cell>
          <table:table-cell office:value-type="float" office:value="11419.09" calcext:value-type="float">
            <text:p>11419,09</text:p>
          </table:table-cell>
        </table:table-row>
        <table:table-row table:style-name="ro1">
          <table:table-cell office:value-type="string" calcext:value-type="string">
            <text:p>Monte Alegre de Sergipe</text:p>
          </table:table-cell>
          <table:table-cell office:value-type="float" office:value="2804201" calcext:value-type="float">
            <text:p>2804201</text:p>
          </table:table-cell>
          <table:table-cell office:value-type="string" calcext:value-type="string">
            <text:p>monte-alegrense</text:p>
          </table:table-cell>
          <table:table-cell office:value-type="string" calcext:value-type="string">
            <text:p>MARINEZ SILVA PEREIRA LINO</text:p>
          </table:table-cell>
          <table:table-cell office:value-type="float" office:value="386.906" calcext:value-type="float">
            <text:p>386,906</text:p>
          </table:table-cell>
          <table:table-cell office:value-type="float" office:value="15315" calcext:value-type="float">
            <text:p>15315</text:p>
          </table:table-cell>
          <table:table-cell office:value-type="float" office:value="33.45" calcext:value-type="float">
            <text:p>33,45</text:p>
          </table:table-cell>
          <table:table-cell office:value-type="float" office:value="96.2" calcext:value-type="float">
            <text:p>96,2</text:p>
          </table:table-cell>
          <table:table-cell office:value-type="float" office:value="0.553" calcext:value-type="float">
            <text:p>0,553</text:p>
          </table:table-cell>
          <table:table-cell office:value-type="float" office:value="16.6" calcext:value-type="float">
            <text:p>16,6</text:p>
          </table:table-cell>
          <table:table-cell office:value-type="float" office:value="30437.07621" calcext:value-type="float">
            <text:p>30437,07621</text:p>
          </table:table-cell>
          <table:table-cell office:value-type="float" office:value="28494.35891" calcext:value-type="float">
            <text:p>28494,35891</text:p>
          </table:table-cell>
          <table:table-cell office:value-type="float" office:value="9186.21" calcext:value-type="float">
            <text:p>9186,21</text:p>
          </table:table-cell>
        </table:table-row>
        <table:table-row table:style-name="ro1">
          <table:table-cell office:value-type="string" calcext:value-type="string">
            <text:p>Muribeca</text:p>
          </table:table-cell>
          <table:table-cell office:value-type="float" office:value="2804300" calcext:value-type="float">
            <text:p>2804300</text:p>
          </table:table-cell>
          <table:table-cell office:value-type="string" calcext:value-type="string">
            <text:p>muribequense</text:p>
          </table:table-cell>
          <table:table-cell office:value-type="string" calcext:value-type="string">
            <text:p>MARIO CESAR DA SILVA CONSERVA</text:p>
          </table:table-cell>
          <table:table-cell office:value-type="float" office:value="74.31" calcext:value-type="float">
            <text:p>74,31</text:p>
          </table:table-cell>
          <table:table-cell office:value-type="float" office:value="7653" calcext:value-type="float">
            <text:p>7653</text:p>
          </table:table-cell>
          <table:table-cell office:value-type="float" office:value="96.81" calcext:value-type="float">
            <text:p>96,81</text:p>
          </table:table-cell>
          <table:table-cell office:value-type="float" office:value="99" calcext:value-type="float">
            <text:p>99</text:p>
          </table:table-cell>
          <table:table-cell office:value-type="float" office:value="0.626" calcext:value-type="float">
            <text:p>0,626</text:p>
          </table:table-cell>
          <table:table-cell office:value-type="float" office:value="26.79" calcext:value-type="float">
            <text:p>26,79</text:p>
          </table:table-cell>
          <table:table-cell office:value-type="float" office:value="19092.53401" calcext:value-type="float">
            <text:p>19092,53401</text:p>
          </table:table-cell>
          <table:table-cell office:value-type="float" office:value="17521.95809" calcext:value-type="float">
            <text:p>17521,95809</text:p>
          </table:table-cell>
          <table:table-cell office:value-type="float" office:value="11999.29" calcext:value-type="float">
            <text:p>11999,29</text:p>
          </table:table-cell>
        </table:table-row>
        <table:table-row table:style-name="ro1">
          <table:table-cell office:value-type="string" calcext:value-type="string">
            <text:p>Neópolis</text:p>
          </table:table-cell>
          <table:table-cell office:value-type="float" office:value="2804409" calcext:value-type="float">
            <text:p>2804409</text:p>
          </table:table-cell>
          <table:table-cell office:value-type="string" calcext:value-type="string">
            <text:p>neopolense</text:p>
          </table:table-cell>
          <table:table-cell office:value-type="string" calcext:value-type="string">
            <text:p>CÉLIO LEMOS BEZERRA</text:p>
          </table:table-cell>
          <table:table-cell office:value-type="float" office:value="271.323" calcext:value-type="float">
            <text:p>271,323</text:p>
          </table:table-cell>
          <table:table-cell office:value-type="float" office:value="18688" calcext:value-type="float">
            <text:p>18688</text:p>
          </table:table-cell>
          <table:table-cell office:value-type="float" office:value="69.58" calcext:value-type="float">
            <text:p>69,58</text:p>
          </table:table-cell>
          <table:table-cell office:value-type="float" office:value="92.9" calcext:value-type="float">
            <text:p>92,9</text:p>
          </table:table-cell>
          <table:table-cell office:value-type="float" office:value="0.589" calcext:value-type="float">
            <text:p>0,589</text:p>
          </table:table-cell>
          <table:table-cell office:value-type="float" office:value="29.41" calcext:value-type="float">
            <text:p>29,41</text:p>
          </table:table-cell>
          <table:table-cell office:value-type="float" office:value="40275.90249" calcext:value-type="float">
            <text:p>40275,90249</text:p>
          </table:table-cell>
          <table:table-cell office:value-type="float" office:value="42015.89467" calcext:value-type="float">
            <text:p>42015,89467</text:p>
          </table:table-cell>
          <table:table-cell office:value-type="float" office:value="13541.89" calcext:value-type="float">
            <text:p>13541,89</text:p>
          </table:table-cell>
        </table:table-row>
        <table:table-row table:style-name="ro1">
          <table:table-cell office:value-type="string" calcext:value-type="string">
            <text:p>Nossa Senhora Aparecida</text:p>
          </table:table-cell>
          <table:table-cell office:value-type="float" office:value="2804458" calcext:value-type="float">
            <text:p>2804458</text:p>
          </table:table-cell>
          <table:table-cell office:value-type="string" calcext:value-type="string">
            <text:p>aparecidense</text:p>
          </table:table-cell>
          <table:table-cell office:value-type="string" calcext:value-type="string">
            <text:p>JEANE DE JESUS BARRETO</text:p>
          </table:table-cell>
          <table:table-cell office:value-type="float" office:value="340.842" calcext:value-type="float">
            <text:p>340,842</text:p>
          </table:table-cell>
          <table:table-cell office:value-type="float" office:value="8822" calcext:value-type="float">
            <text:p>8822</text:p>
          </table:table-cell>
          <table:table-cell office:value-type="float" office:value="25" calcext:value-type="float">
            <text:p>25</text:p>
          </table:table-cell>
          <table:table-cell office:value-type="float" office:value="96.8" calcext:value-type="float">
            <text:p>96,8</text:p>
          </table:table-cell>
          <table:table-cell office:value-type="float" office:value="0.577" calcext:value-type="float">
            <text:p>0,577</text:p>
          </table:table-cell>
          <table:table-cell office:value-type="string" calcext:value-type="string">
            <text:p>-</text:p>
          </table:table-cell>
          <table:table-cell office:value-type="float" office:value="21801.73555" calcext:value-type="float">
            <text:p>21801,73555</text:p>
          </table:table-cell>
          <table:table-cell office:value-type="float" office:value="20387.32895" calcext:value-type="float">
            <text:p>20387,32895</text:p>
          </table:table-cell>
          <table:table-cell office:value-type="float" office:value="9529.54" calcext:value-type="float">
            <text:p>9529,54</text:p>
          </table:table-cell>
        </table:table-row>
        <table:table-row table:style-name="ro1">
          <table:table-cell office:value-type="string" calcext:value-type="string">
            <text:p>Nossa Senhora da Glória</text:p>
          </table:table-cell>
          <table:table-cell office:value-type="float" office:value="2804508" calcext:value-type="float">
            <text:p>2804508</text:p>
          </table:table-cell>
          <table:table-cell office:value-type="string" calcext:value-type="string">
            <text:p>gloriense</text:p>
          </table:table-cell>
          <table:table-cell office:value-type="string" calcext:value-type="string">
            <text:p>LUANA MICHELE DE OLIVEIRA SILVA CACHO</text:p>
          </table:table-cell>
          <table:table-cell office:value-type="float" office:value="758.435" calcext:value-type="float">
            <text:p>758,435</text:p>
          </table:table-cell>
          <table:table-cell office:value-type="float" office:value="37715" calcext:value-type="float">
            <text:p>37715</text:p>
          </table:table-cell>
          <table:table-cell office:value-type="float" office:value="42.96" calcext:value-type="float">
            <text:p>42,96</text:p>
          </table:table-cell>
          <table:table-cell office:value-type="float" office:value="98" calcext:value-type="float">
            <text:p>98</text:p>
          </table:table-cell>
          <table:table-cell office:value-type="float" office:value="0.587" calcext:value-type="float">
            <text:p>0,587</text:p>
          </table:table-cell>
          <table:table-cell office:value-type="float" office:value="14.49" calcext:value-type="float">
            <text:p>14,49</text:p>
          </table:table-cell>
          <table:table-cell office:value-type="float" office:value="52009.12285" calcext:value-type="float">
            <text:p>52009,12285</text:p>
          </table:table-cell>
          <table:table-cell office:value-type="float" office:value="70046.31878" calcext:value-type="float">
            <text:p>70046,31878</text:p>
          </table:table-cell>
          <table:table-cell office:value-type="float" office:value="15374.22" calcext:value-type="float">
            <text:p>15374,22</text:p>
          </table:table-cell>
        </table:table-row>
        <table:table-row table:style-name="ro1">
          <table:table-cell office:value-type="string" calcext:value-type="string">
            <text:p>Nossa Senhora das Dores</text:p>
          </table:table-cell>
          <table:table-cell office:value-type="float" office:value="2804607" calcext:value-type="float">
            <text:p>2804607</text:p>
          </table:table-cell>
          <table:table-cell office:value-type="string" calcext:value-type="string">
            <text:p>dorense</text:p>
          </table:table-cell>
          <table:table-cell office:value-type="string" calcext:value-type="string">
            <text:p>LUIZ MÁRIO PEREIRA DE SANTANA</text:p>
          </table:table-cell>
          <table:table-cell office:value-type="float" office:value="482.399" calcext:value-type="float">
            <text:p>482,399</text:p>
          </table:table-cell>
          <table:table-cell office:value-type="float" office:value="26957" calcext:value-type="float">
            <text:p>26957</text:p>
          </table:table-cell>
          <table:table-cell office:value-type="float" office:value="50.85" calcext:value-type="float">
            <text:p>50,85</text:p>
          </table:table-cell>
          <table:table-cell office:value-type="float" office:value="98.1" calcext:value-type="float">
            <text:p>98,1</text:p>
          </table:table-cell>
          <table:table-cell office:value-type="float" office:value="0.6" calcext:value-type="float">
            <text:p>0,6</text:p>
          </table:table-cell>
          <table:table-cell office:value-type="float" office:value="5.95" calcext:value-type="float">
            <text:p>5,95</text:p>
          </table:table-cell>
          <table:table-cell office:value-type="float" office:value="61795.21649" calcext:value-type="float">
            <text:p>61795,21649</text:p>
          </table:table-cell>
          <table:table-cell office:value-type="float" office:value="56487.26679" calcext:value-type="float">
            <text:p>56487,26679</text:p>
          </table:table-cell>
          <table:table-cell office:value-type="float" office:value="11152.16" calcext:value-type="float">
            <text:p>11152,16</text:p>
          </table:table-cell>
        </table:table-row>
        <table:table-row table:style-name="ro1">
          <table:table-cell office:value-type="string" calcext:value-type="string">
            <text:p>Nossa Senhora de Lourdes</text:p>
          </table:table-cell>
          <table:table-cell office:value-type="float" office:value="2804706" calcext:value-type="float">
            <text:p>2804706</text:p>
          </table:table-cell>
          <table:table-cell office:value-type="string" calcext:value-type="string">
            <text:p>lourdense</text:p>
          </table:table-cell>
          <table:table-cell office:value-type="string" calcext:value-type="string">
            <text:p>LAERTE GOMES DE ANDRADE</text:p>
          </table:table-cell>
          <table:table-cell office:value-type="float" office:value="83.767" calcext:value-type="float">
            <text:p>83,767</text:p>
          </table:table-cell>
          <table:table-cell office:value-type="float" office:value="6509" calcext:value-type="float">
            <text:p>6509</text:p>
          </table:table-cell>
          <table:table-cell office:value-type="float" office:value="76.95" calcext:value-type="float">
            <text:p>76,95</text:p>
          </table:table-cell>
          <table:table-cell office:value-type="float" office:value="98" calcext:value-type="float">
            <text:p>98</text:p>
          </table:table-cell>
          <table:table-cell office:value-type="float" office:value="0.598" calcext:value-type="float">
            <text:p>0,598</text:p>
          </table:table-cell>
          <table:table-cell office:value-type="string" calcext:value-type="string">
            <text:p>-</text:p>
          </table:table-cell>
          <table:table-cell office:value-type="float" office:value="17430.21835" calcext:value-type="float">
            <text:p>17430,21835</text:p>
          </table:table-cell>
          <table:table-cell office:value-type="float" office:value="15861.29863" calcext:value-type="float">
            <text:p>15861,29863</text:p>
          </table:table-cell>
          <table:table-cell office:value-type="float" office:value="9427.13" calcext:value-type="float">
            <text:p>9427,13</text:p>
          </table:table-cell>
        </table:table-row>
        <table:table-row table:style-name="ro1">
          <table:table-cell office:value-type="string" calcext:value-type="string">
            <text:p>Nossa Senhora do Socorro</text:p>
          </table:table-cell>
          <table:table-cell office:value-type="float" office:value="2804805" calcext:value-type="float">
            <text:p>2804805</text:p>
          </table:table-cell>
          <table:table-cell office:value-type="string" calcext:value-type="string">
            <text:p>socorrense</text:p>
          </table:table-cell>
          <table:table-cell office:value-type="string" calcext:value-type="string">
            <text:p>INALDO LUIS DA SILVA</text:p>
          </table:table-cell>
          <table:table-cell office:value-type="float" office:value="155.018" calcext:value-type="float">
            <text:p>155,018</text:p>
          </table:table-cell>
          <table:table-cell office:value-type="float" office:value="187733" calcext:value-type="float">
            <text:p>187733</text:p>
          </table:table-cell>
          <table:table-cell office:value-type="float" office:value="1025.87" calcext:value-type="float">
            <text:p>1025,87</text:p>
          </table:table-cell>
          <table:table-cell office:value-type="float" office:value="96.4" calcext:value-type="float">
            <text:p>96,4</text:p>
          </table:table-cell>
          <table:table-cell office:value-type="float" office:value="0.664" calcext:value-type="float">
            <text:p>0,664</text:p>
          </table:table-cell>
          <table:table-cell office:value-type="float" office:value="18.47" calcext:value-type="float">
            <text:p>18,47</text:p>
          </table:table-cell>
          <table:table-cell office:value-type="float" office:value="281236.09817" calcext:value-type="float">
            <text:p>281236,09817</text:p>
          </table:table-cell>
          <table:table-cell office:value-type="float" office:value="257530.3428" calcext:value-type="float">
            <text:p>257530,3428</text:p>
          </table:table-cell>
          <table:table-cell office:value-type="float" office:value="14090.75" calcext:value-type="float">
            <text:p>14090,75</text:p>
          </table:table-cell>
        </table:table-row>
        <table:table-row table:style-name="ro1">
          <table:table-cell office:value-type="string" calcext:value-type="string">
            <text:p>Pacatuba</text:p>
          </table:table-cell>
          <table:table-cell office:value-type="float" office:value="2804904" calcext:value-type="float">
            <text:p>2804904</text:p>
          </table:table-cell>
          <table:table-cell office:value-type="string" calcext:value-type="string">
            <text:p>pacatubense</text:p>
          </table:table-cell>
          <table:table-cell office:value-type="string" calcext:value-type="string">
            <text:p>MANUELLA ALMEIDA MARTINS</text:p>
          </table:table-cell>
          <table:table-cell office:value-type="float" office:value="381.428" calcext:value-type="float">
            <text:p>381,428</text:p>
          </table:table-cell>
          <table:table-cell office:value-type="float" office:value="14650" calcext:value-type="float">
            <text:p>14650</text:p>
          </table:table-cell>
          <table:table-cell office:value-type="float" office:value="35.14" calcext:value-type="float">
            <text:p>35,14</text:p>
          </table:table-cell>
          <table:table-cell office:value-type="float" office:value="97.4" calcext:value-type="float">
            <text:p>97,4</text:p>
          </table:table-cell>
          <table:table-cell office:value-type="float" office:value="0.555" calcext:value-type="float">
            <text:p>0,555</text:p>
          </table:table-cell>
          <table:table-cell office:value-type="float" office:value="29.91" calcext:value-type="float">
            <text:p>29,91</text:p>
          </table:table-cell>
          <table:table-cell office:value-type="float" office:value="47214.05323" calcext:value-type="float">
            <text:p>47214,05323</text:p>
          </table:table-cell>
          <table:table-cell office:value-type="float" office:value="45188.1209" calcext:value-type="float">
            <text:p>45188,1209</text:p>
          </table:table-cell>
          <table:table-cell office:value-type="float" office:value="12256.49" calcext:value-type="float">
            <text:p>12256,49</text:p>
          </table:table-cell>
        </table:table-row>
        <table:table-row table:style-name="ro1">
          <table:table-cell office:value-type="string" calcext:value-type="string">
            <text:p>Pedra Mole</text:p>
          </table:table-cell>
          <table:table-cell office:value-type="float" office:value="2805000" calcext:value-type="float">
            <text:p>2805000</text:p>
          </table:table-cell>
          <table:table-cell office:value-type="string" calcext:value-type="string">
            <text:p>pedra-molense</text:p>
          </table:table-cell>
          <table:table-cell office:value-type="string" calcext:value-type="string">
            <text:p>JOSE AUGUSTO DE ANDRADE</text:p>
          </table:table-cell>
          <table:table-cell office:value-type="float" office:value="82.202" calcext:value-type="float">
            <text:p>82,202</text:p>
          </table:table-cell>
          <table:table-cell office:value-type="float" office:value="3309" calcext:value-type="float">
            <text:p>3309</text:p>
          </table:table-cell>
          <table:table-cell office:value-type="float" office:value="36.26" calcext:value-type="float">
            <text:p>36,26</text:p>
          </table:table-cell>
          <table:table-cell office:value-type="float" office:value="96.5" calcext:value-type="float">
            <text:p>96,5</text:p>
          </table:table-cell>
          <table:table-cell office:value-type="float" office:value="0.593" calcext:value-type="float">
            <text:p>0,593</text:p>
          </table:table-cell>
          <table:table-cell office:value-type="float" office:value="34.48" calcext:value-type="float">
            <text:p>34,48</text:p>
          </table:table-cell>
          <table:table-cell office:value-type="float" office:value="15375.75081" calcext:value-type="float">
            <text:p>15375,75081</text:p>
          </table:table-cell>
          <table:table-cell office:value-type="float" office:value="12759.07039" calcext:value-type="float">
            <text:p>12759,07039</text:p>
          </table:table-cell>
          <table:table-cell office:value-type="float" office:value="9357.23" calcext:value-type="float">
            <text:p>9357,23</text:p>
          </table:table-cell>
        </table:table-row>
        <table:table-row table:style-name="ro1">
          <table:table-cell office:value-type="string" calcext:value-type="string">
            <text:p>Pedrinhas</text:p>
          </table:table-cell>
          <table:table-cell office:value-type="float" office:value="2805109" calcext:value-type="float">
            <text:p>2805109</text:p>
          </table:table-cell>
          <table:table-cell office:value-type="string" calcext:value-type="string">
            <text:p>pedrinhense</text:p>
          </table:table-cell>
          <table:table-cell office:value-type="string" calcext:value-type="string">
            <text:p>FRANCECLEIDE LIMA SANTOS SOUZA</text:p>
          </table:table-cell>
          <table:table-cell office:value-type="float" office:value="33.144" calcext:value-type="float">
            <text:p>33,144</text:p>
          </table:table-cell>
          <table:table-cell office:value-type="float" office:value="9727" calcext:value-type="float">
            <text:p>9727</text:p>
          </table:table-cell>
          <table:table-cell office:value-type="float" office:value="260.24" calcext:value-type="float">
            <text:p>260,24</text:p>
          </table:table-cell>
          <table:table-cell office:value-type="float" office:value="97.5" calcext:value-type="float">
            <text:p>97,5</text:p>
          </table:table-cell>
          <table:table-cell office:value-type="float" office:value="0.592" calcext:value-type="float">
            <text:p>0,592</text:p>
          </table:table-cell>
          <table:table-cell office:value-type="float" office:value="16.26" calcext:value-type="float">
            <text:p>16,26</text:p>
          </table:table-cell>
          <table:table-cell office:value-type="float" office:value="22136.20783" calcext:value-type="float">
            <text:p>22136,20783</text:p>
          </table:table-cell>
          <table:table-cell office:value-type="float" office:value="20680.3666" calcext:value-type="float">
            <text:p>20680,3666</text:p>
          </table:table-cell>
          <table:table-cell office:value-type="float" office:value="8564.54" calcext:value-type="float">
            <text:p>8564,54</text:p>
          </table:table-cell>
        </table:table-row>
        <table:table-row table:style-name="ro1">
          <table:table-cell office:value-type="string" calcext:value-type="string">
            <text:p>Pinhão</text:p>
          </table:table-cell>
          <table:table-cell office:value-type="float" office:value="2805208" calcext:value-type="float">
            <text:p>2805208</text:p>
          </table:table-cell>
          <table:table-cell office:value-type="string" calcext:value-type="string">
            <text:p>pinhãoense</text:p>
          </table:table-cell>
          <table:table-cell office:value-type="string" calcext:value-type="string">
            <text:p>CHARLES WAGNER NUNES OLIVEIRA</text:p>
          </table:table-cell>
          <table:table-cell office:value-type="float" office:value="156.382" calcext:value-type="float">
            <text:p>156,382</text:p>
          </table:table-cell>
          <table:table-cell office:value-type="float" office:value="6678" calcext:value-type="float">
            <text:p>6678</text:p>
          </table:table-cell>
          <table:table-cell office:value-type="float" office:value="38.32" calcext:value-type="float">
            <text:p>38,32</text:p>
          </table:table-cell>
          <table:table-cell office:value-type="float" office:value="97" calcext:value-type="float">
            <text:p>97</text:p>
          </table:table-cell>
          <table:table-cell office:value-type="float" office:value="0.583" calcext:value-type="float">
            <text:p>0,583</text:p>
          </table:table-cell>
          <table:table-cell office:value-type="string" calcext:value-type="string">
            <text:p>-</text:p>
          </table:table-cell>
          <table:table-cell office:value-type="float" office:value="18230.50014" calcext:value-type="float">
            <text:p>18230,50014</text:p>
          </table:table-cell>
          <table:table-cell office:value-type="float" office:value="17565.17327" calcext:value-type="float">
            <text:p>17565,17327</text:p>
          </table:table-cell>
          <table:table-cell office:value-type="float" office:value="8341.66" calcext:value-type="float">
            <text:p>8341,66</text:p>
          </table:table-cell>
        </table:table-row>
        <table:table-row table:style-name="ro1">
          <table:table-cell office:value-type="string" calcext:value-type="string">
            <text:p>Pirambu</text:p>
          </table:table-cell>
          <table:table-cell office:value-type="float" office:value="2805307" calcext:value-type="float">
            <text:p>2805307</text:p>
          </table:table-cell>
          <table:table-cell office:value-type="string" calcext:value-type="string">
            <text:p>pirambuense</text:p>
          </table:table-cell>
          <table:table-cell office:value-type="string" calcext:value-type="string">
            <text:p>GUILHERME JULLIUS ZACARIAS DE MELO</text:p>
          </table:table-cell>
          <table:table-cell office:value-type="float" office:value="208.681" calcext:value-type="float">
            <text:p>208,681</text:p>
          </table:table-cell>
          <table:table-cell office:value-type="float" office:value="9436" calcext:value-type="float">
            <text:p>9436</text:p>
          </table:table-cell>
          <table:table-cell office:value-type="float" office:value="40.65" calcext:value-type="float">
            <text:p>40,65</text:p>
          </table:table-cell>
          <table:table-cell office:value-type="float" office:value="96.8" calcext:value-type="float">
            <text:p>96,8</text:p>
          </table:table-cell>
          <table:table-cell office:value-type="float" office:value="0.603" calcext:value-type="float">
            <text:p>0,603</text:p>
          </table:table-cell>
          <table:table-cell office:value-type="float" office:value="23.44" calcext:value-type="float">
            <text:p>23,44</text:p>
          </table:table-cell>
          <table:table-cell office:value-type="float" office:value="65058.36942" calcext:value-type="float">
            <text:p>65058,36942</text:p>
          </table:table-cell>
          <table:table-cell office:value-type="float" office:value="56489.3872" calcext:value-type="float">
            <text:p>56489,3872</text:p>
          </table:table-cell>
          <table:table-cell office:value-type="float" office:value="12001.52" calcext:value-type="float">
            <text:p>12001,52</text:p>
          </table:table-cell>
        </table:table-row>
        <table:table-row table:style-name="ro1">
          <table:table-cell office:value-type="string" calcext:value-type="string">
            <text:p>Poço Redondo</text:p>
          </table:table-cell>
          <table:table-cell office:value-type="float" office:value="2805406" calcext:value-type="float">
            <text:p>2805406</text:p>
          </table:table-cell>
          <table:table-cell office:value-type="string" calcext:value-type="string">
            <text:p>poço-redondense</text:p>
          </table:table-cell>
          <table:table-cell office:value-type="string" calcext:value-type="string">
            <text:p>ADEMILSON CHAGAS JUNIOR</text:p>
          </table:table-cell>
          <table:table-cell office:value-type="float" office:value="1220.123" calcext:value-type="float">
            <text:p>1220,123</text:p>
          </table:table-cell>
          <table:table-cell office:value-type="float" office:value="35461" calcext:value-type="float">
            <text:p>35461</text:p>
          </table:table-cell>
          <table:table-cell office:value-type="float" office:value="25.06" calcext:value-type="float">
            <text:p>25,06</text:p>
          </table:table-cell>
          <table:table-cell office:value-type="float" office:value="96.8" calcext:value-type="float">
            <text:p>96,8</text:p>
          </table:table-cell>
          <table:table-cell office:value-type="float" office:value="0.529" calcext:value-type="float">
            <text:p>0,529</text:p>
          </table:table-cell>
          <table:table-cell office:value-type="float" office:value="18" calcext:value-type="float">
            <text:p>18</text:p>
          </table:table-cell>
          <table:table-cell office:value-type="float" office:value="67939.38882" calcext:value-type="float">
            <text:p>67939,38882</text:p>
          </table:table-cell>
          <table:table-cell office:value-type="float" office:value="69470.44095" calcext:value-type="float">
            <text:p>69470,44095</text:p>
          </table:table-cell>
          <table:table-cell office:value-type="float" office:value="8613.54" calcext:value-type="float">
            <text:p>8613,54</text:p>
          </table:table-cell>
        </table:table-row>
        <table:table-row table:style-name="ro1">
          <table:table-cell office:value-type="string" calcext:value-type="string">
            <text:p>Poço Verde</text:p>
          </table:table-cell>
          <table:table-cell office:value-type="float" office:value="2805505" calcext:value-type="float">
            <text:p>2805505</text:p>
          </table:table-cell>
          <table:table-cell office:value-type="string" calcext:value-type="string">
            <text:p>poço-verdense</text:p>
          </table:table-cell>
          <table:table-cell office:value-type="string" calcext:value-type="string">
            <text:p>EVERALDO IGGOR SANTANA DE OLIVEIRA</text:p>
          </table:table-cell>
          <table:table-cell office:value-type="float" office:value="441.326" calcext:value-type="float">
            <text:p>441,326</text:p>
          </table:table-cell>
          <table:table-cell office:value-type="float" office:value="24003" calcext:value-type="float">
            <text:p>24003</text:p>
          </table:table-cell>
          <table:table-cell office:value-type="float" office:value="49.95" calcext:value-type="float">
            <text:p>49,95</text:p>
          </table:table-cell>
          <table:table-cell office:value-type="float" office:value="98.8" calcext:value-type="float">
            <text:p>98,8</text:p>
          </table:table-cell>
          <table:table-cell office:value-type="float" office:value="0.561" calcext:value-type="float">
            <text:p>0,561</text:p>
          </table:table-cell>
          <table:table-cell office:value-type="float" office:value="15.72" calcext:value-type="float">
            <text:p>15,72</text:p>
          </table:table-cell>
          <table:table-cell office:value-type="float" office:value="45026.26568" calcext:value-type="float">
            <text:p>45026,26568</text:p>
          </table:table-cell>
          <table:table-cell office:value-type="float" office:value="38209.02827" calcext:value-type="float">
            <text:p>38209,02827</text:p>
          </table:table-cell>
          <table:table-cell office:value-type="float" office:value="10106.57" calcext:value-type="float">
            <text:p>10106,57</text:p>
          </table:table-cell>
        </table:table-row>
        <table:table-row table:style-name="ro1">
          <table:table-cell office:value-type="string" calcext:value-type="string">
            <text:p>Porto da Folha</text:p>
          </table:table-cell>
          <table:table-cell office:value-type="float" office:value="2805604" calcext:value-type="float">
            <text:p>2805604</text:p>
          </table:table-cell>
          <table:table-cell office:value-type="string" calcext:value-type="string">
            <text:p>porto-folhense</text:p>
          </table:table-cell>
          <table:table-cell office:value-type="string" calcext:value-type="string">
            <text:p>MIGUEL DE LOUREIRO FEITOSA NETO</text:p>
          </table:table-cell>
          <table:table-cell office:value-type="float" office:value="878.043" calcext:value-type="float">
            <text:p>878,043</text:p>
          </table:table-cell>
          <table:table-cell office:value-type="float" office:value="28788" calcext:value-type="float">
            <text:p>28788</text:p>
          </table:table-cell>
          <table:table-cell office:value-type="float" office:value="30.94" calcext:value-type="float">
            <text:p>30,94</text:p>
          </table:table-cell>
          <table:table-cell office:value-type="float" office:value="97.1" calcext:value-type="float">
            <text:p>97,1</text:p>
          </table:table-cell>
          <table:table-cell office:value-type="float" office:value="0.568" calcext:value-type="float">
            <text:p>0,568</text:p>
          </table:table-cell>
          <table:table-cell office:value-type="float" office:value="29.85" calcext:value-type="float">
            <text:p>29,85</text:p>
          </table:table-cell>
          <table:table-cell office:value-type="float" office:value="51511.29759" calcext:value-type="float">
            <text:p>51511,29759</text:p>
          </table:table-cell>
          <table:table-cell office:value-type="float" office:value="48463.10562" calcext:value-type="float">
            <text:p>48463,10562</text:p>
          </table:table-cell>
          <table:table-cell office:value-type="float" office:value="9178.86" calcext:value-type="float">
            <text:p>9178,86</text:p>
          </table:table-cell>
        </table:table-row>
        <table:table-row table:style-name="ro1">
          <table:table-cell office:value-type="string" calcext:value-type="string">
            <text:p>Propriá</text:p>
          </table:table-cell>
          <table:table-cell office:value-type="float" office:value="2805703" calcext:value-type="float">
            <text:p>2805703</text:p>
          </table:table-cell>
          <table:table-cell office:value-type="string" calcext:value-type="string">
            <text:p>propriaense</text:p>
          </table:table-cell>
          <table:table-cell office:value-type="string" calcext:value-type="string">
            <text:p>VALBERTO DE OLIVEIRA LIMA</text:p>
          </table:table-cell>
          <table:table-cell office:value-type="float" office:value="96.32" calcext:value-type="float">
            <text:p>96,32</text:p>
          </table:table-cell>
          <table:table-cell office:value-type="float" office:value="29756" calcext:value-type="float">
            <text:p>29756</text:p>
          </table:table-cell>
          <table:table-cell office:value-type="float" office:value="319.24" calcext:value-type="float">
            <text:p>319,24</text:p>
          </table:table-cell>
          <table:table-cell office:value-type="float" office:value="99.6" calcext:value-type="float">
            <text:p>99,6</text:p>
          </table:table-cell>
          <table:table-cell office:value-type="float" office:value="0.661" calcext:value-type="float">
            <text:p>0,661</text:p>
          </table:table-cell>
          <table:table-cell office:value-type="float" office:value="12.71" calcext:value-type="float">
            <text:p>12,71</text:p>
          </table:table-cell>
          <table:table-cell office:value-type="float" office:value="57196.95795" calcext:value-type="float">
            <text:p>57196,95795</text:p>
          </table:table-cell>
          <table:table-cell office:value-type="float" office:value="51268.32452" calcext:value-type="float">
            <text:p>51268,32452</text:p>
          </table:table-cell>
          <table:table-cell office:value-type="float" office:value="17368.48" calcext:value-type="float">
            <text:p>17368,48</text:p>
          </table:table-cell>
        </table:table-row>
        <table:table-row table:style-name="ro1">
          <table:table-cell office:value-type="string" calcext:value-type="string">
            <text:p>Riachão do Dantas</text:p>
          </table:table-cell>
          <table:table-cell office:value-type="float" office:value="2805802" calcext:value-type="float">
            <text:p>2805802</text:p>
          </table:table-cell>
          <table:table-cell office:value-type="string" calcext:value-type="string">
            <text:p>riachãoense</text:p>
          </table:table-cell>
          <table:table-cell office:value-type="string" calcext:value-type="string">
            <text:p>SIMONE ANDRADE FARIAS SILVA</text:p>
          </table:table-cell>
          <table:table-cell office:value-type="float" office:value="530.607" calcext:value-type="float">
            <text:p>530,607</text:p>
          </table:table-cell>
          <table:table-cell office:value-type="float" office:value="19813" calcext:value-type="float">
            <text:p>19813</text:p>
          </table:table-cell>
          <table:table-cell office:value-type="float" office:value="36.48" calcext:value-type="float">
            <text:p>36,48</text:p>
          </table:table-cell>
          <table:table-cell office:value-type="float" office:value="94.4" calcext:value-type="float">
            <text:p>94,4</text:p>
          </table:table-cell>
          <table:table-cell office:value-type="float" office:value="0.539" calcext:value-type="float">
            <text:p>0,539</text:p>
          </table:table-cell>
          <table:table-cell office:value-type="float" office:value="18.12" calcext:value-type="float">
            <text:p>18,12</text:p>
          </table:table-cell>
          <table:table-cell office:value-type="float" office:value="40772.04181" calcext:value-type="float">
            <text:p>40772,04181</text:p>
          </table:table-cell>
          <table:table-cell office:value-type="float" office:value="37984.49827" calcext:value-type="float">
            <text:p>37984,49827</text:p>
          </table:table-cell>
          <table:table-cell office:value-type="float" office:value="13472.86" calcext:value-type="float">
            <text:p>13472,86</text:p>
          </table:table-cell>
        </table:table-row>
        <table:table-row table:style-name="ro1">
          <table:table-cell office:value-type="string" calcext:value-type="string">
            <text:p>Riachuelo</text:p>
          </table:table-cell>
          <table:table-cell office:value-type="float" office:value="2805901" calcext:value-type="float">
            <text:p>2805901</text:p>
          </table:table-cell>
          <table:table-cell office:value-type="string" calcext:value-type="string">
            <text:p>riachuelense</text:p>
          </table:table-cell>
          <table:table-cell office:value-type="string" calcext:value-type="string">
            <text:p>PETERSON DANTAS ARAUJO</text:p>
          </table:table-cell>
          <table:table-cell office:value-type="float" office:value="78.308" calcext:value-type="float">
            <text:p>78,308</text:p>
          </table:table-cell>
          <table:table-cell office:value-type="float" office:value="10354" calcext:value-type="float">
            <text:p>10354</text:p>
          </table:table-cell>
          <table:table-cell office:value-type="float" office:value="118.51" calcext:value-type="float">
            <text:p>118,51</text:p>
          </table:table-cell>
          <table:table-cell office:value-type="float" office:value="98.5" calcext:value-type="float">
            <text:p>98,5</text:p>
          </table:table-cell>
          <table:table-cell office:value-type="float" office:value="0.617" calcext:value-type="float">
            <text:p>0,617</text:p>
          </table:table-cell>
          <table:table-cell office:value-type="float" office:value="5.95" calcext:value-type="float">
            <text:p>5,95</text:p>
          </table:table-cell>
          <table:table-cell office:value-type="float" office:value="35434.89329" calcext:value-type="float">
            <text:p>35434,89329</text:p>
          </table:table-cell>
          <table:table-cell office:value-type="float" office:value="31833.52123" calcext:value-type="float">
            <text:p>31833,52123</text:p>
          </table:table-cell>
          <table:table-cell office:value-type="float" office:value="16934.67" calcext:value-type="float">
            <text:p>16934,67</text:p>
          </table:table-cell>
        </table:table-row>
        <table:table-row table:style-name="ro1">
          <table:table-cell office:value-type="string" calcext:value-type="string">
            <text:p>Ribeirópolis</text:p>
          </table:table-cell>
          <table:table-cell office:value-type="float" office:value="2806008" calcext:value-type="float">
            <text:p>2806008</text:p>
          </table:table-cell>
          <table:table-cell office:value-type="string" calcext:value-type="string">
            <text:p>ribeiropolense</text:p>
          </table:table-cell>
          <table:table-cell office:value-type="string" calcext:value-type="string">
            <text:p>ROGÉRIO SOBRAL COSTA</text:p>
          </table:table-cell>
          <table:table-cell office:value-type="float" office:value="259.023" calcext:value-type="float">
            <text:p>259,023</text:p>
          </table:table-cell>
          <table:table-cell office:value-type="float" office:value="18891" calcext:value-type="float">
            <text:p>18891</text:p>
          </table:table-cell>
          <table:table-cell office:value-type="float" office:value="66.42" calcext:value-type="float">
            <text:p>66,42</text:p>
          </table:table-cell>
          <table:table-cell office:value-type="float" office:value="98.5" calcext:value-type="float">
            <text:p>98,5</text:p>
          </table:table-cell>
          <table:table-cell office:value-type="float" office:value="0.613" calcext:value-type="float">
            <text:p>0,613</text:p>
          </table:table-cell>
          <table:table-cell office:value-type="float" office:value="20.94" calcext:value-type="float">
            <text:p>20,94</text:p>
          </table:table-cell>
          <table:table-cell office:value-type="float" office:value="37575.84385" calcext:value-type="float">
            <text:p>37575,84385</text:p>
          </table:table-cell>
          <table:table-cell office:value-type="float" office:value="37006.30894" calcext:value-type="float">
            <text:p>37006,30894</text:p>
          </table:table-cell>
          <table:table-cell office:value-type="float" office:value="16712.77" calcext:value-type="float">
            <text:p>16712,77</text:p>
          </table:table-cell>
        </table:table-row>
        <table:table-row table:style-name="ro1">
          <table:table-cell office:value-type="string" calcext:value-type="string">
            <text:p>Rosário do Catete</text:p>
          </table:table-cell>
          <table:table-cell office:value-type="float" office:value="2806107" calcext:value-type="float">
            <text:p>2806107</text:p>
          </table:table-cell>
          <table:table-cell office:value-type="string" calcext:value-type="string">
            <text:p>rosarense</text:p>
          </table:table-cell>
          <table:table-cell office:value-type="string" calcext:value-type="string">
            <text:p>ANTÔNIO CÉSAR CORREIA DINIZ DE RESENDE</text:p>
          </table:table-cell>
          <table:table-cell office:value-type="float" office:value="102.834" calcext:value-type="float">
            <text:p>102,834</text:p>
          </table:table-cell>
          <table:table-cell office:value-type="float" office:value="11158" calcext:value-type="float">
            <text:p>11158</text:p>
          </table:table-cell>
          <table:table-cell office:value-type="float" office:value="87.27" calcext:value-type="float">
            <text:p>87,27</text:p>
          </table:table-cell>
          <table:table-cell office:value-type="float" office:value="97.4" calcext:value-type="float">
            <text:p>97,4</text:p>
          </table:table-cell>
          <table:table-cell office:value-type="float" office:value="0.631" calcext:value-type="float">
            <text:p>0,631</text:p>
          </table:table-cell>
          <table:table-cell office:value-type="float" office:value="19.11" calcext:value-type="float">
            <text:p>19,11</text:p>
          </table:table-cell>
          <table:table-cell office:value-type="float" office:value="56617.35184" calcext:value-type="float">
            <text:p>56617,35184</text:p>
          </table:table-cell>
          <table:table-cell office:value-type="float" office:value="58352.50925" calcext:value-type="float">
            <text:p>58352,50925</text:p>
          </table:table-cell>
          <table:table-cell office:value-type="float" office:value="36097.44" calcext:value-type="float">
            <text:p>36097,44</text:p>
          </table:table-cell>
        </table:table-row>
        <table:table-row table:style-name="ro1">
          <table:table-cell office:value-type="string" calcext:value-type="string">
            <text:p>Salgado</text:p>
          </table:table-cell>
          <table:table-cell office:value-type="float" office:value="2806206" calcext:value-type="float">
            <text:p>2806206</text:p>
          </table:table-cell>
          <table:table-cell office:value-type="string" calcext:value-type="string">
            <text:p>salgadense</text:p>
          </table:table-cell>
          <table:table-cell office:value-type="string" calcext:value-type="string">
            <text:p>GIVANILDO DE SOUZA COSTA</text:p>
          </table:table-cell>
          <table:table-cell office:value-type="float" office:value="247.579" calcext:value-type="float">
            <text:p>247,579</text:p>
          </table:table-cell>
          <table:table-cell office:value-type="float" office:value="20051" calcext:value-type="float">
            <text:p>20051</text:p>
          </table:table-cell>
          <table:table-cell office:value-type="float" office:value="78.14" calcext:value-type="float">
            <text:p>78,14</text:p>
          </table:table-cell>
          <table:table-cell office:value-type="float" office:value="97.9" calcext:value-type="float">
            <text:p>97,9</text:p>
          </table:table-cell>
          <table:table-cell office:value-type="float" office:value="0.609" calcext:value-type="float">
            <text:p>0,609</text:p>
          </table:table-cell>
          <table:table-cell office:value-type="float" office:value="8.13" calcext:value-type="float">
            <text:p>8,13</text:p>
          </table:table-cell>
          <table:table-cell office:value-type="float" office:value="40966.14672" calcext:value-type="float">
            <text:p>40966,14672</text:p>
          </table:table-cell>
          <table:table-cell office:value-type="float" office:value="41282.75419" calcext:value-type="float">
            <text:p>41282,75419</text:p>
          </table:table-cell>
          <table:table-cell office:value-type="float" office:value="8747.8" calcext:value-type="float">
            <text:p>8747,8</text:p>
          </table:table-cell>
        </table:table-row>
        <table:table-row table:style-name="ro1">
          <table:table-cell office:value-type="string" calcext:value-type="string">
            <text:p>Santa Luzia do Itanhy</text:p>
          </table:table-cell>
          <table:table-cell office:value-type="float" office:value="2806305" calcext:value-type="float">
            <text:p>2806305</text:p>
          </table:table-cell>
          <table:table-cell office:value-type="string" calcext:value-type="string">
            <text:p>santa-luziense</text:p>
          </table:table-cell>
          <table:table-cell office:value-type="string" calcext:value-type="string">
            <text:p>ADAUTO DANTAS DO AMOR CARDOSO</text:p>
          </table:table-cell>
          <table:table-cell office:value-type="float" office:value="325.258" calcext:value-type="float">
            <text:p>325,258</text:p>
          </table:table-cell>
          <table:table-cell office:value-type="float" office:value="14205" calcext:value-type="float">
            <text:p>14205</text:p>
          </table:table-cell>
          <table:table-cell office:value-type="float" office:value="39.81" calcext:value-type="float">
            <text:p>39,81</text:p>
          </table:table-cell>
          <table:table-cell office:value-type="float" office:value="97.3" calcext:value-type="float">
            <text:p>97,3</text:p>
          </table:table-cell>
          <table:table-cell office:value-type="float" office:value="0.545" calcext:value-type="float">
            <text:p>0,545</text:p>
          </table:table-cell>
          <table:table-cell office:value-type="float" office:value="26.91" calcext:value-type="float">
            <text:p>26,91</text:p>
          </table:table-cell>
          <table:table-cell office:value-type="float" office:value="39456.44835" calcext:value-type="float">
            <text:p>39456,44835</text:p>
          </table:table-cell>
          <table:table-cell office:value-type="float" office:value="38917.67935" calcext:value-type="float">
            <text:p>38917,67935</text:p>
          </table:table-cell>
          <table:table-cell office:value-type="float" office:value="11359.84" calcext:value-type="float">
            <text:p>11359,84</text:p>
          </table:table-cell>
        </table:table-row>
        <table:table-row table:style-name="ro1">
          <table:table-cell office:value-type="string" calcext:value-type="string">
            <text:p>Santana do São Francisco</text:p>
          </table:table-cell>
          <table:table-cell office:value-type="float" office:value="2806404" calcext:value-type="float">
            <text:p>2806404</text:p>
          </table:table-cell>
          <table:table-cell office:value-type="string" calcext:value-type="string">
            <text:p>santanense</text:p>
          </table:table-cell>
          <table:table-cell office:value-type="string" calcext:value-type="string">
            <text:p>RICARDO JOSÉ RORIZ SILVA CRUZ</text:p>
          </table:table-cell>
          <table:table-cell office:value-type="float" office:value="44.017" calcext:value-type="float">
            <text:p>44,017</text:p>
          </table:table-cell>
          <table:table-cell office:value-type="float" office:value="7906" calcext:value-type="float">
            <text:p>7906</text:p>
          </table:table-cell>
          <table:table-cell office:value-type="float" office:value="154.27" calcext:value-type="float">
            <text:p>154,27</text:p>
          </table:table-cell>
          <table:table-cell office:value-type="float" office:value="99.6" calcext:value-type="float">
            <text:p>99,6</text:p>
          </table:table-cell>
          <table:table-cell office:value-type="float" office:value="0.59" calcext:value-type="float">
            <text:p>0,59</text:p>
          </table:table-cell>
          <table:table-cell office:value-type="float" office:value="40.4" calcext:value-type="float">
            <text:p>40,4</text:p>
          </table:table-cell>
          <table:table-cell office:value-type="float" office:value="18810.48128" calcext:value-type="float">
            <text:p>18810,48128</text:p>
          </table:table-cell>
          <table:table-cell office:value-type="float" office:value="16648.11217" calcext:value-type="float">
            <text:p>16648,11217</text:p>
          </table:table-cell>
          <table:table-cell office:value-type="float" office:value="8917.56" calcext:value-type="float">
            <text:p>8917,56</text:p>
          </table:table-cell>
        </table:table-row>
        <table:table-row table:style-name="ro1">
          <table:table-cell office:value-type="string" calcext:value-type="string">
            <text:p>Santa Rosa de Lima</text:p>
          </table:table-cell>
          <table:table-cell office:value-type="float" office:value="2806503" calcext:value-type="float">
            <text:p>2806503</text:p>
          </table:table-cell>
          <table:table-cell office:value-type="string" calcext:value-type="string">
            <text:p>santa-rosense</text:p>
          </table:table-cell>
          <table:table-cell office:value-type="string" calcext:value-type="string">
            <text:p>LUIZ ROBERTO AZEVEDO SANTOS JÚNIOR</text:p>
          </table:table-cell>
          <table:table-cell office:value-type="float" office:value="67.672" calcext:value-type="float">
            <text:p>67,672</text:p>
          </table:table-cell>
          <table:table-cell office:value-type="float" office:value="3933" calcext:value-type="float">
            <text:p>3933</text:p>
          </table:table-cell>
          <table:table-cell office:value-type="float" office:value="55.45" calcext:value-type="float">
            <text:p>55,45</text:p>
          </table:table-cell>
          <table:table-cell office:value-type="float" office:value="98.7" calcext:value-type="float">
            <text:p>98,7</text:p>
          </table:table-cell>
          <table:table-cell office:value-type="float" office:value="0.592" calcext:value-type="float">
            <text:p>0,592</text:p>
          </table:table-cell>
          <table:table-cell office:value-type="string" calcext:value-type="string">
            <text:p>-</text:p>
          </table:table-cell>
          <table:table-cell office:value-type="float" office:value="17489.48711" calcext:value-type="float">
            <text:p>17489,48711</text:p>
          </table:table-cell>
          <table:table-cell office:value-type="float" office:value="16012.81803" calcext:value-type="float">
            <text:p>16012,81803</text:p>
          </table:table-cell>
          <table:table-cell office:value-type="float" office:value="11111.81" calcext:value-type="float">
            <text:p>11111,81</text:p>
          </table:table-cell>
        </table:table-row>
        <table:table-row table:style-name="ro1">
          <table:table-cell office:value-type="string" calcext:value-type="string">
            <text:p>Santo Amaro das Brotas</text:p>
          </table:table-cell>
          <table:table-cell office:value-type="float" office:value="2806602" calcext:value-type="float">
            <text:p>2806602</text:p>
          </table:table-cell>
          <table:table-cell office:value-type="string" calcext:value-type="string">
            <text:p>brotense</text:p>
          </table:table-cell>
          <table:table-cell office:value-type="string" calcext:value-type="string">
            <text:p>PAULO CÉSAR OLIVEIRA SOUZA</text:p>
          </table:table-cell>
          <table:table-cell office:value-type="float" office:value="236.965" calcext:value-type="float">
            <text:p>236,965</text:p>
          </table:table-cell>
          <table:table-cell office:value-type="float" office:value="12200" calcext:value-type="float">
            <text:p>12200</text:p>
          </table:table-cell>
          <table:table-cell office:value-type="float" office:value="48.73" calcext:value-type="float">
            <text:p>48,73</text:p>
          </table:table-cell>
          <table:table-cell office:value-type="float" office:value="97.6" calcext:value-type="float">
            <text:p>97,6</text:p>
          </table:table-cell>
          <table:table-cell office:value-type="float" office:value="0.637" calcext:value-type="float">
            <text:p>0,637</text:p>
          </table:table-cell>
          <table:table-cell office:value-type="float" office:value="23.26" calcext:value-type="float">
            <text:p>23,26</text:p>
          </table:table-cell>
          <table:table-cell office:value-type="float" office:value="26347.22883" calcext:value-type="float">
            <text:p>26347,22883</text:p>
          </table:table-cell>
          <table:table-cell office:value-type="float" office:value="24955.84034" calcext:value-type="float">
            <text:p>24955,84034</text:p>
          </table:table-cell>
          <table:table-cell office:value-type="float" office:value="10468.29" calcext:value-type="float">
            <text:p>10468,29</text:p>
          </table:table-cell>
        </table:table-row>
        <table:table-row table:style-name="ro1">
          <table:table-cell office:value-type="string" calcext:value-type="string">
            <text:p>São Cristóvão</text:p>
          </table:table-cell>
          <table:table-cell office:value-type="float" office:value="2806701" calcext:value-type="float">
            <text:p>2806701</text:p>
          </table:table-cell>
          <table:table-cell office:value-type="string" calcext:value-type="string">
            <text:p>são-cristóvense</text:p>
          </table:table-cell>
          <table:table-cell office:value-type="string" calcext:value-type="string">
            <text:p>MARCOS ANTÔNIO DE AZEVEDO SANTANA</text:p>
          </table:table-cell>
          <table:table-cell office:value-type="float" office:value="438.037" calcext:value-type="float">
            <text:p>438,037</text:p>
          </table:table-cell>
          <table:table-cell office:value-type="float" office:value="92090" calcext:value-type="float">
            <text:p>92090</text:p>
          </table:table-cell>
          <table:table-cell office:value-type="float" office:value="180.52" calcext:value-type="float">
            <text:p>180,52</text:p>
          </table:table-cell>
          <table:table-cell office:value-type="float" office:value="97.7" calcext:value-type="float">
            <text:p>97,7</text:p>
          </table:table-cell>
          <table:table-cell office:value-type="float" office:value="0.662" calcext:value-type="float">
            <text:p>0,662</text:p>
          </table:table-cell>
          <table:table-cell office:value-type="float" office:value="17.08" calcext:value-type="float">
            <text:p>17,08</text:p>
          </table:table-cell>
          <table:table-cell office:value-type="float" office:value="118795.13727" calcext:value-type="float">
            <text:p>118795,13727</text:p>
          </table:table-cell>
          <table:table-cell office:value-type="float" office:value="103938.93162" calcext:value-type="float">
            <text:p>103938,93162</text:p>
          </table:table-cell>
          <table:table-cell office:value-type="float" office:value="10061.71" calcext:value-type="float">
            <text:p>10061,71</text:p>
          </table:table-cell>
        </table:table-row>
        <table:table-row table:style-name="ro1">
          <table:table-cell office:value-type="string" calcext:value-type="string">
            <text:p>São Domingos</text:p>
          </table:table-cell>
          <table:table-cell office:value-type="float" office:value="2806800" calcext:value-type="float">
            <text:p>2806800</text:p>
          </table:table-cell>
          <table:table-cell office:value-type="string" calcext:value-type="string">
            <text:p>são-dominguense</text:p>
          </table:table-cell>
          <table:table-cell office:value-type="string" calcext:value-type="string">
            <text:p>JOSE VAGNER ALVES DE OLIVEIRA</text:p>
          </table:table-cell>
          <table:table-cell office:value-type="float" office:value="101.999" calcext:value-type="float">
            <text:p>101,999</text:p>
          </table:table-cell>
          <table:table-cell office:value-type="float" office:value="11276" calcext:value-type="float">
            <text:p>11276</text:p>
          </table:table-cell>
          <table:table-cell office:value-type="float" office:value="100.23" calcext:value-type="float">
            <text:p>100,23</text:p>
          </table:table-cell>
          <table:table-cell office:value-type="float" office:value="97" calcext:value-type="float">
            <text:p>97</text:p>
          </table:table-cell>
          <table:table-cell office:value-type="float" office:value="0.588" calcext:value-type="float">
            <text:p>0,588</text:p>
          </table:table-cell>
          <table:table-cell office:value-type="float" office:value="46.51" calcext:value-type="float">
            <text:p>46,51</text:p>
          </table:table-cell>
          <table:table-cell office:value-type="float" office:value="23630.34303" calcext:value-type="float">
            <text:p>23630,34303</text:p>
          </table:table-cell>
          <table:table-cell office:value-type="float" office:value="22914.33433" calcext:value-type="float">
            <text:p>22914,33433</text:p>
          </table:table-cell>
          <table:table-cell office:value-type="float" office:value="9244.47" calcext:value-type="float">
            <text:p>9244,47</text:p>
          </table:table-cell>
        </table:table-row>
        <table:table-row table:style-name="ro1">
          <table:table-cell office:value-type="string" calcext:value-type="string">
            <text:p>São Francisco</text:p>
          </table:table-cell>
          <table:table-cell office:value-type="float" office:value="2806909" calcext:value-type="float">
            <text:p>2806909</text:p>
          </table:table-cell>
          <table:table-cell office:value-type="string" calcext:value-type="string">
            <text:p>são-francisquense</text:p>
          </table:table-cell>
          <table:table-cell office:value-type="string" calcext:value-type="string">
            <text:p>ALBA DOS SANTOS NASCIMENTO</text:p>
          </table:table-cell>
          <table:table-cell office:value-type="float" office:value="83.985" calcext:value-type="float">
            <text:p>83,985</text:p>
          </table:table-cell>
          <table:table-cell office:value-type="float" office:value="3837" calcext:value-type="float">
            <text:p>3837</text:p>
          </table:table-cell>
          <table:table-cell office:value-type="float" office:value="40.46" calcext:value-type="float">
            <text:p>40,46</text:p>
          </table:table-cell>
          <table:table-cell office:value-type="float" office:value="98.1" calcext:value-type="float">
            <text:p>98,1</text:p>
          </table:table-cell>
          <table:table-cell office:value-type="float" office:value="0.587" calcext:value-type="float">
            <text:p>0,587</text:p>
          </table:table-cell>
          <table:table-cell office:value-type="string" calcext:value-type="string">
            <text:p>-</text:p>
          </table:table-cell>
          <table:table-cell office:value-type="float" office:value="15390.74487" calcext:value-type="float">
            <text:p>15390,74487</text:p>
          </table:table-cell>
          <table:table-cell office:value-type="float" office:value="14977.99498" calcext:value-type="float">
            <text:p>14977,99498</text:p>
          </table:table-cell>
          <table:table-cell office:value-type="float" office:value="10031.79" calcext:value-type="float">
            <text:p>10031,79</text:p>
          </table:table-cell>
        </table:table-row>
        <table:table-row table:style-name="ro1">
          <table:table-cell office:value-type="string" calcext:value-type="string">
            <text:p>São Miguel do Aleixo</text:p>
          </table:table-cell>
          <table:table-cell office:value-type="float" office:value="2807006" calcext:value-type="float">
            <text:p>2807006</text:p>
          </table:table-cell>
          <table:table-cell office:value-type="string" calcext:value-type="string">
            <text:p>aleixense</text:p>
          </table:table-cell>
          <table:table-cell office:value-type="string" calcext:value-type="string">
            <text:p>JOSE GILTON DA COSTA MENESES</text:p>
          </table:table-cell>
          <table:table-cell office:value-type="float" office:value="144.832" calcext:value-type="float">
            <text:p>144,832</text:p>
          </table:table-cell>
          <table:table-cell office:value-type="float" office:value="3964" calcext:value-type="float">
            <text:p>3964</text:p>
          </table:table-cell>
          <table:table-cell office:value-type="float" office:value="25.66" calcext:value-type="float">
            <text:p>25,66</text:p>
          </table:table-cell>
          <table:table-cell office:value-type="float" office:value="98.1" calcext:value-type="float">
            <text:p>98,1</text:p>
          </table:table-cell>
          <table:table-cell office:value-type="float" office:value="0.567" calcext:value-type="float">
            <text:p>0,567</text:p>
          </table:table-cell>
          <table:table-cell office:value-type="string" calcext:value-type="string">
            <text:p>-</text:p>
          </table:table-cell>
          <table:table-cell office:value-type="float" office:value="15781.63662" calcext:value-type="float">
            <text:p>15781,63662</text:p>
          </table:table-cell>
          <table:table-cell office:value-type="float" office:value="13768.67546" calcext:value-type="float">
            <text:p>13768,67546</text:p>
          </table:table-cell>
          <table:table-cell office:value-type="float" office:value="9354.91" calcext:value-type="float">
            <text:p>9354,91</text:p>
          </table:table-cell>
        </table:table-row>
        <table:table-row table:style-name="ro1">
          <table:table-cell office:value-type="string" calcext:value-type="string">
            <text:p>Simão Dias</text:p>
          </table:table-cell>
          <table:table-cell office:value-type="float" office:value="2807105" calcext:value-type="float">
            <text:p>2807105</text:p>
          </table:table-cell>
          <table:table-cell office:value-type="string" calcext:value-type="string">
            <text:p>simão-diense</text:p>
          </table:table-cell>
          <table:table-cell office:value-type="string" calcext:value-type="string">
            <text:p>CRISTIANO VIANA MENESES</text:p>
          </table:table-cell>
          <table:table-cell office:value-type="float" office:value="560.199" calcext:value-type="float">
            <text:p>560,199</text:p>
          </table:table-cell>
          <table:table-cell office:value-type="float" office:value="40724" calcext:value-type="float">
            <text:p>40724</text:p>
          </table:table-cell>
          <table:table-cell office:value-type="float" office:value="68.54" calcext:value-type="float">
            <text:p>68,54</text:p>
          </table:table-cell>
          <table:table-cell office:value-type="float" office:value="98.8" calcext:value-type="float">
            <text:p>98,8</text:p>
          </table:table-cell>
          <table:table-cell office:value-type="float" office:value="0.604" calcext:value-type="float">
            <text:p>0,604</text:p>
          </table:table-cell>
          <table:table-cell office:value-type="float" office:value="7.24" calcext:value-type="float">
            <text:p>7,24</text:p>
          </table:table-cell>
          <table:table-cell office:value-type="float" office:value="77386.86" calcext:value-type="float">
            <text:p>77386,86</text:p>
          </table:table-cell>
          <table:table-cell office:value-type="float" office:value="70400.37315" calcext:value-type="float">
            <text:p>70400,37315</text:p>
          </table:table-cell>
          <table:table-cell office:value-type="float" office:value="13014.14" calcext:value-type="float">
            <text:p>13014,14</text:p>
          </table:table-cell>
        </table:table-row>
        <table:table-row table:style-name="ro1">
          <table:table-cell office:value-type="string" calcext:value-type="string">
            <text:p>Siriri</text:p>
          </table:table-cell>
          <table:table-cell office:value-type="float" office:value="2807204" calcext:value-type="float">
            <text:p>2807204</text:p>
          </table:table-cell>
          <table:table-cell office:value-type="string" calcext:value-type="string">
            <text:p>siririense</text:p>
          </table:table-cell>
          <table:table-cell office:value-type="string" calcext:value-type="string">
            <text:p>JOSE ROSA DE OLIVEIRA</text:p>
          </table:table-cell>
          <table:table-cell office:value-type="float" office:value="168.372" calcext:value-type="float">
            <text:p>168,372</text:p>
          </table:table-cell>
          <table:table-cell office:value-type="float" office:value="9046" calcext:value-type="float">
            <text:p>9046</text:p>
          </table:table-cell>
          <table:table-cell office:value-type="float" office:value="48.27" calcext:value-type="float">
            <text:p>48,27</text:p>
          </table:table-cell>
          <table:table-cell office:value-type="float" office:value="98.9" calcext:value-type="float">
            <text:p>98,9</text:p>
          </table:table-cell>
          <table:table-cell office:value-type="float" office:value="0.609" calcext:value-type="float">
            <text:p>0,609</text:p>
          </table:table-cell>
          <table:table-cell office:value-type="float" office:value="7.58" calcext:value-type="float">
            <text:p>7,58</text:p>
          </table:table-cell>
          <table:table-cell office:value-type="float" office:value="34449.58388" calcext:value-type="float">
            <text:p>34449,58388</text:p>
          </table:table-cell>
          <table:table-cell office:value-type="float" office:value="31959.31945" calcext:value-type="float">
            <text:p>31959,31945</text:p>
          </table:table-cell>
          <table:table-cell office:value-type="float" office:value="16159.95" calcext:value-type="float">
            <text:p>16159,95</text:p>
          </table:table-cell>
        </table:table-row>
        <table:table-row table:style-name="ro1">
          <table:table-cell office:value-type="string" calcext:value-type="string">
            <text:p>Telha</text:p>
          </table:table-cell>
          <table:table-cell office:value-type="float" office:value="2807303" calcext:value-type="float">
            <text:p>2807303</text:p>
          </table:table-cell>
          <table:table-cell office:value-type="string" calcext:value-type="string">
            <text:p>telhense</text:p>
          </table:table-cell>
          <table:table-cell office:value-type="string" calcext:value-type="string">
            <text:p>FLAVIO FREIRE DIAS</text:p>
          </table:table-cell>
          <table:table-cell office:value-type="float" office:value="47.86" calcext:value-type="float">
            <text:p>47,86</text:p>
          </table:table-cell>
          <table:table-cell office:value-type="float" office:value="3271" calcext:value-type="float">
            <text:p>3271</text:p>
          </table:table-cell>
          <table:table-cell office:value-type="float" office:value="60.31" calcext:value-type="float">
            <text:p>60,31</text:p>
          </table:table-cell>
          <table:table-cell office:value-type="float" office:value="99.5" calcext:value-type="float">
            <text:p>99,5</text:p>
          </table:table-cell>
          <table:table-cell office:value-type="float" office:value="0.604" calcext:value-type="float">
            <text:p>0,604</text:p>
          </table:table-cell>
          <table:table-cell office:value-type="float" office:value="17.86" calcext:value-type="float">
            <text:p>17,86</text:p>
          </table:table-cell>
          <table:table-cell office:value-type="float" office:value="15008.42627" calcext:value-type="float">
            <text:p>15008,42627</text:p>
          </table:table-cell>
          <table:table-cell office:value-type="float" office:value="13887.97076" calcext:value-type="float">
            <text:p>13887,97076</text:p>
          </table:table-cell>
          <table:table-cell office:value-type="float" office:value="9854.68" calcext:value-type="float">
            <text:p>9854,68</text:p>
          </table:table-cell>
        </table:table-row>
        <table:table-row table:style-name="ro1">
          <table:table-cell office:value-type="string" calcext:value-type="string">
            <text:p>Tobias Barreto</text:p>
          </table:table-cell>
          <table:table-cell office:value-type="float" office:value="2807402" calcext:value-type="float">
            <text:p>2807402</text:p>
          </table:table-cell>
          <table:table-cell office:value-type="string" calcext:value-type="string">
            <text:p>tobiense</text:p>
          </table:table-cell>
          <table:table-cell office:value-type="string" calcext:value-type="string">
            <text:p>ADILSON DE JESUS SANTOS</text:p>
          </table:table-cell>
          <table:table-cell office:value-type="float" office:value="1024.645" calcext:value-type="float">
            <text:p>1024,645</text:p>
          </table:table-cell>
          <table:table-cell office:value-type="float" office:value="52861" calcext:value-type="float">
            <text:p>52861</text:p>
          </table:table-cell>
          <table:table-cell office:value-type="float" office:value="47.04" calcext:value-type="float">
            <text:p>47,04</text:p>
          </table:table-cell>
          <table:table-cell office:value-type="float" office:value="94.3" calcext:value-type="float">
            <text:p>94,3</text:p>
          </table:table-cell>
          <table:table-cell office:value-type="float" office:value="0.557" calcext:value-type="float">
            <text:p>0,557</text:p>
          </table:table-cell>
          <table:table-cell office:value-type="float" office:value="20.8" calcext:value-type="float">
            <text:p>20,8</text:p>
          </table:table-cell>
          <table:table-cell office:value-type="float" office:value="86102.61843" calcext:value-type="float">
            <text:p>86102,61843</text:p>
          </table:table-cell>
          <table:table-cell office:value-type="float" office:value="85724.17174" calcext:value-type="float">
            <text:p>85724,17174</text:p>
          </table:table-cell>
          <table:table-cell office:value-type="float" office:value="10753.11" calcext:value-type="float">
            <text:p>10753,11</text:p>
          </table:table-cell>
        </table:table-row>
        <table:table-row table:style-name="ro1">
          <table:table-cell office:value-type="string" calcext:value-type="string">
            <text:p>Tomar do Geru</text:p>
          </table:table-cell>
          <table:table-cell office:value-type="float" office:value="2807501" calcext:value-type="float">
            <text:p>2807501</text:p>
          </table:table-cell>
          <table:table-cell office:value-type="string" calcext:value-type="string">
            <text:p>geruense</text:p>
          </table:table-cell>
          <table:table-cell office:value-type="string" calcext:value-type="string">
            <text:p>PEDRO SILVA COSTA FILHO</text:p>
          </table:table-cell>
          <table:table-cell office:value-type="float" office:value="304.837" calcext:value-type="float">
            <text:p>304,837</text:p>
          </table:table-cell>
          <table:table-cell office:value-type="float" office:value="13534" calcext:value-type="float">
            <text:p>13534</text:p>
          </table:table-cell>
          <table:table-cell office:value-type="float" office:value="42.16" calcext:value-type="float">
            <text:p>42,16</text:p>
          </table:table-cell>
          <table:table-cell office:value-type="float" office:value="97.6" calcext:value-type="float">
            <text:p>97,6</text:p>
          </table:table-cell>
          <table:table-cell office:value-type="float" office:value="0.551" calcext:value-type="float">
            <text:p>0,551</text:p>
          </table:table-cell>
          <table:table-cell office:value-type="float" office:value="26.46" calcext:value-type="float">
            <text:p>26,46</text:p>
          </table:table-cell>
          <table:table-cell office:value-type="float" office:value="34436.4001" calcext:value-type="float">
            <text:p>34436,4001</text:p>
          </table:table-cell>
          <table:table-cell office:value-type="float" office:value="31785.53854" calcext:value-type="float">
            <text:p>31785,53854</text:p>
          </table:table-cell>
          <table:table-cell office:value-type="float" office:value="9325.03" calcext:value-type="float">
            <text:p>9325,03</text:p>
          </table:table-cell>
        </table:table-row>
        <table:table-row table:style-name="ro1">
          <table:table-cell office:value-type="string" calcext:value-type="string">
            <text:p>Umbaúba</text:p>
          </table:table-cell>
          <table:table-cell office:value-type="float" office:value="2807600" calcext:value-type="float">
            <text:p>2807600</text:p>
          </table:table-cell>
          <table:table-cell office:value-type="string" calcext:value-type="string">
            <text:p>umbaubense</text:p>
          </table:table-cell>
          <table:table-cell office:value-type="string" calcext:value-type="string">
            <text:p>HUMBERTO SANTOS COSTA</text:p>
          </table:table-cell>
          <table:table-cell office:value-type="float" office:value="117.514" calcext:value-type="float">
            <text:p>117,514</text:p>
          </table:table-cell>
          <table:table-cell office:value-type="float" office:value="25800" calcext:value-type="float">
            <text:p>25800</text:p>
          </table:table-cell>
          <table:table-cell office:value-type="float" office:value="188.75" calcext:value-type="float">
            <text:p>188,75</text:p>
          </table:table-cell>
          <table:table-cell office:value-type="float" office:value="98.2" calcext:value-type="float">
            <text:p>98,2</text:p>
          </table:table-cell>
          <table:table-cell office:value-type="float" office:value="0.579" calcext:value-type="float">
            <text:p>0,579</text:p>
          </table:table-cell>
          <table:table-cell office:value-type="float" office:value="20.29" calcext:value-type="float">
            <text:p>20,29</text:p>
          </table:table-cell>
          <table:table-cell office:value-type="float" office:value="51962.83462" calcext:value-type="float">
            <text:p>51962,83462</text:p>
          </table:table-cell>
          <table:table-cell office:value-type="float" office:value="49745.56029" calcext:value-type="float">
            <text:p>49745,56029</text:p>
          </table:table-cell>
          <table:table-cell office:value-type="float" office:value="13652.61" calcext:value-type="float">
            <text:p>13652,61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Notas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scolarização 6 a 14 anos : [população residente no município de 6 a 14 anos de idade matriculada no ensino regular/total de população residente no município de 6 a 14 anos de idade] x 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opulação estimada: MOD_QUICK_FACTS_NOTA_POPESTIMADA_MUNICIPI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ntes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Área Territorial: Área territorial brasileira 2020. Rio de Janeiro: IBGE, 202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opulação estimada: IBGE, Diretoria de Pesquisas, Coordenação de População e Indicadores Sociais, Estimativas da população residente com data de referência 1o de julho de 202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nsidade demográfica: IBGE, Censo Demográfico 2010, Área territorial brasileira. Rio de Janeiro: IBGE, 20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scolarização 6 a 14 anos : IBGE, Censo Demográfico 20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DHM Índice de desenvolvimento humano municipal : Programa das Nações Unidas para o Desenvolvimento - PNU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rtalidade infantil: Ministério da Saúde, Departamento de Informática do Sistema Único de Saúde - DATASUS 201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ceitas realizadas: Contas anuais. Receitas orçamentárias realizadas (Anexo I-C) 2017 e Despesas orçamentárias empenhadas (Anexo I-D) 2017. In: Brasil. Secretaria do Tesouro Nacional, Siconfi: Sistema de Informações Contábeis e Fiscais do Setor Público Brasileiro. Brasília, DF, [2018]. Disponível em: https://siconfi.tesouro.gov.br/siconfi/pages/public/consulta_finbra/finbra_list.jsf. Acesso em: set. 20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spesas empenhadas: Contas anuais. Receitas orçamentárias realizadas (Anexo I-C) 2017 e Despesas orçamentárias empenhadas (Anexo I-D) 2017. In: Brasil. Secretaria do Tesouro Nacional, Siconfi: Sistema de Informações Contábeis e Fiscais do Setor Público Brasileiro. Brasília, DF, [2018]. Disponível em: https://siconfi.tesouro.gov.br/siconfi/pages/public/consulta_finbra/finbra_list.jsf. Acesso em: set. 20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B per capita: IBGE, em parceria com os Órgãos Estaduais de Estatística, Secretarias Estaduais de Governo e Superintendência da Zona Franca de Manaus - SUFRAMA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nknown Creator</meta:initial-creator>
    <meta:creation-date>2021-10-20T18:33:43+00:00</meta:creation-date>
    <dc:date>2021-11-03T16:32:32.146544696</dc:date>
    <dc:title>Untitled Spreadsheet</dc:title>
    <dc:description/>
    <dc:subject/>
    <meta:keyword/>
    <meta:editing-duration>PT1H14M47S</meta:editing-duration>
    <meta:editing-cycles>1</meta:editing-cycles>
    <meta:document-statistic meta:table-count="1" meta:cell-count="1002" meta:object-count="0"/>
    <meta:generator>LibreOffice/6.4.7.2$Linux_X86_64 LibreOffice_project/40$Build-2</meta:generator>
    <meta:user-defined meta:name="Company">Microsoft Corporation</meta:user-defined>
    <meta:user-defined meta:name="category"/>
  </office:meta>
</office:document-meta>
</file>